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7">
            <text:p>11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8">
            <text:p>1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1">
            <text:p>22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309">
            <text:p>1130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371">
            <text:p>113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567">
            <text:p>125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3">
            <text:p>2020-12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9 - 1)">
            <text:p>(0.69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42.25">
            <text:p>742.2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85617956770737">
            <text:p>0.0685617957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917969572963">
            <text:p>1.249179695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4525600528876">
            <text:p>10.452560052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72.625">
            <text:p>772.6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29412772372208">
            <text:p>0.0529412772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9078791684787">
            <text:p>1.1907879168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436349070532">
            <text:p>13.436349070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71.25">
            <text:p>471.25</text:p>
          </table:table-cell>
          <table:table-cell office:value-type="float" office:value="474">
            <text:p>474</text:p>
          </table:table-cell>
          <table:table-cell office:value-type="float" office:value="0.012866015971606">
            <text:p>0.012866016</text:p>
          </table:table-cell>
          <table:table-cell office:value-type="float" office:value="0.0642204960479695">
            <text:p>0.064220496</text:p>
          </table:table-cell>
          <table:table-cell office:value-type="float" office:value="0.0362745848320196">
            <text:p>0.0362745848</text:p>
          </table:table-cell>
          <table:table-cell office:value-type="float" office:value="1.04535550325991">
            <text:p>1.0453555033</text:p>
          </table:table-cell>
          <table:table-cell office:value-type="float" office:value="1.23285530950868">
            <text:p>1.2328553095</text:p>
          </table:table-cell>
          <table:table-cell office:value-type="float" office:value="1.12954010410135">
            <text:p>1.1295401041</text:p>
          </table:table-cell>
          <table:table-cell office:value-type="float" office:value="0">
            <text:p>0</text:p>
          </table:table-cell>
          <table:table-cell office:value-type="float" office:value="11.1362178292227">
            <text:p>11.1362178292</text:p>
          </table:table-cell>
          <table:table-cell office:value-type="float" office:value="19.4528576517895">
            <text:p>19.45285765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13.25">
            <text:p>713.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34590016489282">
            <text:p>0.0534590016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9270792089156">
            <text:p>1.1927079209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3.3095237187313">
            <text:p>13.309523718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583">
            <text:p>14583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83.625">
            <text:p>783.62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37355139546047">
            <text:p>0.053735514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9373380954265">
            <text:p>1.1937338095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2427883100039">
            <text:p>13.2427883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12">
            <text:p>9212</text:p>
          </table:table-cell>
          <table:table-cell office:value-type="float" office:value="16326">
            <text:p>16326</text:p>
          </table:table-cell>
          <table:table-cell office:value-type="float" office:value="309.875">
            <text:p>309.875</text:p>
          </table:table-cell>
          <table:table-cell office:value-type="float" office:value="282.375">
            <text:p>282.375</text:p>
          </table:table-cell>
          <table:table-cell office:value-type="float" office:value="524.5">
            <text:p>524.5</text:p>
          </table:table-cell>
          <table:table-cell office:value-type="float" office:value="0.0584118755890669">
            <text:p>0.0584118756</text:p>
          </table:table-cell>
          <table:table-cell office:value-type="float" office:value="0.0306529526704299">
            <text:p>0.0306529527</text:p>
          </table:table-cell>
          <table:table-cell office:value-type="float" office:value="0.0321266691167463">
            <text:p>0.0321266691</text:p>
          </table:table-cell>
          <table:table-cell office:value-type="float" office:value="1.21112898109301">
            <text:p>1.2111289811</text:p>
          </table:table-cell>
          <table:table-cell office:value-type="float" office:value="1.10912695722104">
            <text:p>1.1091269572</text:p>
          </table:table-cell>
          <table:table-cell office:value-type="float" office:value="1.11446630273094">
            <text:p>1.1144663027</text:p>
          </table:table-cell>
          <table:table-cell office:value-type="float" office:value="12.2098401479195">
            <text:p>12.2098401479</text:p>
          </table:table-cell>
          <table:table-cell office:value-type="float" office:value="22.9575673957886">
            <text:p>22.9575673958</text:p>
          </table:table-cell>
          <table:table-cell office:value-type="float" office:value="21.9201920346738">
            <text:p>21.920192034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8">
            <text:p>9148</text:p>
          </table:table-cell>
          <table:table-cell office:value-type="float" office:value="15942">
            <text:p>15942</text:p>
          </table:table-cell>
          <table:table-cell office:value-type="float" office:value="357.75">
            <text:p>357.75</text:p>
          </table:table-cell>
          <table:table-cell office:value-type="float" office:value="559.25">
            <text:p>559.25</text:p>
          </table:table-cell>
          <table:table-cell office:value-type="float" office:value="321.5">
            <text:p>321.5</text:p>
          </table:table-cell>
          <table:table-cell office:value-type="float" office:value="0.0671578749765346">
            <text:p>0.067157875</text:p>
          </table:table-cell>
          <table:table-cell office:value-type="float" office:value="0.0611335811106253">
            <text:p>0.0611335811</text:p>
          </table:table-cell>
          <table:table-cell office:value-type="float" office:value="0.020166854848827">
            <text:p>0.0201668548</text:p>
          </table:table-cell>
          <table:table-cell office:value-type="float" office:value="1.24389251555374">
            <text:p>1.2438925156</text:p>
          </table:table-cell>
          <table:table-cell office:value-type="float" office:value="1.22129267077643">
            <text:p>1.2212926708</text:p>
          </table:table-cell>
          <table:table-cell office:value-type="float" office:value="1.0713811279585">
            <text:p>1.071381128</text:p>
          </table:table-cell>
          <table:table-cell office:value-type="float" office:value="10.6639794837749">
            <text:p>10.6639794838</text:p>
          </table:table-cell>
          <table:table-cell office:value-type="float" office:value="11.6813857500753">
            <text:p>11.6813857501</text:p>
          </table:table-cell>
          <table:table-cell office:value-type="float" office:value="34.7160341542767">
            <text:p>34.716034154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833">
            <text:p>14833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362.375">
            <text:p>362.37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2443032427695">
            <text:p>0.0244303243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8667594282811">
            <text:p>1.0866759428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28.717589567833">
            <text:p>28.717589567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922">
            <text:p>15922</text:p>
          </table:table-cell>
          <table:table-cell office:value-type="float" office:value="449.75">
            <text:p>449.75</text:p>
          </table:table-cell>
          <table:table-cell office:value-type="float" office:value="763.625">
            <text:p>763.625</text:p>
          </table:table-cell>
          <table:table-cell office:value-type="float" office:value="383.125">
            <text:p>383.125</text:p>
          </table:table-cell>
          <table:table-cell office:value-type="float" office:value="0.0747838377120053">
            <text:p>0.0747838377</text:p>
          </table:table-cell>
          <table:table-cell office:value-type="float" office:value="0.0740520752521334">
            <text:p>0.0740520753</text:p>
          </table:table-cell>
          <table:table-cell office:value-type="float" office:value="0.0240626177615877">
            <text:p>0.0240626178</text:p>
          </table:table-cell>
          <table:table-cell office:value-type="float" office:value="1.27270497186257">
            <text:p>1.2727049719</text:p>
          </table:table-cell>
          <table:table-cell office:value-type="float" office:value="1.2699303346868">
            <text:p>1.2699303347</text:p>
          </table:table-cell>
          <table:table-cell office:value-type="float" office:value="1.0853540209297">
            <text:p>1.0853540209</text:p>
          </table:table-cell>
          <table:table-cell office:value-type="float" office:value="9.61108441320723">
            <text:p>9.6110844132</text:p>
          </table:table-cell>
          <table:table-cell office:value-type="float" office:value="9.70271428061644">
            <text:p>9.7027142806</text:p>
          </table:table-cell>
          <table:table-cell office:value-type="float" office:value="29.15117576946">
            <text:p>29.151175769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262">
            <text:p>11262</text:p>
          </table:table-cell>
          <table:table-cell office:value-type="float" office:value="16292">
            <text:p>16292</text:p>
          </table:table-cell>
          <table:table-cell office:value-type="float" office:value="480.5">
            <text:p>480.5</text:p>
          </table:table-cell>
          <table:table-cell office:value-type="float" office:value="859">
            <text:p>859</text:p>
          </table:table-cell>
          <table:table-cell office:value-type="float" office:value="451.75">
            <text:p>451.75</text:p>
          </table:table-cell>
          <table:table-cell office:value-type="float" office:value="0.0733140067134574">
            <text:p>0.0733140067</text:p>
          </table:table-cell>
          <table:table-cell office:value-type="float" office:value="0.0762741964127153">
            <text:p>0.0762741964</text:p>
          </table:table-cell>
          <table:table-cell office:value-type="float" office:value="0.0277283329241345">
            <text:p>0.0277283329</text:p>
          </table:table-cell>
          <table:table-cell office:value-type="float" office:value="1.26713391291465">
            <text:p>1.2671339129</text:p>
          </table:table-cell>
          <table:table-cell office:value-type="float" office:value="1.27836248339978">
            <text:p>1.2783624834</text:p>
          </table:table-cell>
          <table:table-cell office:value-type="float" office:value="1.0985561317101">
            <text:p>1.0985561317</text:p>
          </table:table-cell>
          <table:table-cell office:value-type="float" office:value="9.79698588120526">
            <text:p>9.7969858812</text:p>
          </table:table-cell>
          <table:table-cell office:value-type="float" office:value="9.42989921039961">
            <text:p>9.4298992104</text:p>
          </table:table-cell>
          <table:table-cell office:value-type="float" office:value="25.3427887054948">
            <text:p>25.342788705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928">
            <text:p>10928</text:p>
          </table:table-cell>
          <table:table-cell office:value-type="float" office:value="15954">
            <text:p>15954</text:p>
          </table:table-cell>
          <table:table-cell office:value-type="float" office:value="478.625">
            <text:p>478.625</text:p>
          </table:table-cell>
          <table:table-cell office:value-type="float" office:value="157.625">
            <text:p>157.625</text:p>
          </table:table-cell>
          <table:table-cell office:value-type="float" office:value="401.875">
            <text:p>401.875</text:p>
          </table:table-cell>
          <table:table-cell office:value-type="float" office:value="0.0680058255186132">
            <text:p>0.0680058255</text:p>
          </table:table-cell>
          <table:table-cell office:value-type="float" office:value="0.0144239568081991">
            <text:p>0.0144239568</text:p>
          </table:table-cell>
          <table:table-cell office:value-type="float" office:value="0.025189607621913">
            <text:p>0.0251896076</text:p>
          </table:table-cell>
          <table:table-cell office:value-type="float" office:value="1.2470849822319">
            <text:p>1.2470849822</text:p>
          </table:table-cell>
          <table:table-cell office:value-type="float" office:value="1.05089162786751">
            <text:p>1.0508916279</text:p>
          </table:table-cell>
          <table:table-cell office:value-type="float" office:value="1.0894072786877">
            <text:p>1.0894072787</text:p>
          </table:table-cell>
          <table:table-cell office:value-type="float" office:value="10.5352412085388">
            <text:p>10.5352412085</text:p>
          </table:table-cell>
          <table:table-cell office:value-type="float" office:value="0">
            <text:p>0</text:p>
          </table:table-cell>
          <table:table-cell office:value-type="float" office:value="27.8623250954713">
            <text:p>27.862325095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1094">
            <text:p>11094</text:p>
          </table:table-cell>
          <table:table-cell office:value-type="float" office:value="15997">
            <text:p>15997</text:p>
          </table:table-cell>
          <table:table-cell office:value-type="float" office:value="358.375">
            <text:p>358.375</text:p>
          </table:table-cell>
          <table:table-cell office:value-type="float" office:value="187.5">
            <text:p>187.5</text:p>
          </table:table-cell>
          <table:table-cell office:value-type="float" office:value="463.625">
            <text:p>463.625</text:p>
          </table:table-cell>
          <table:table-cell office:value-type="float" office:value="0.0467486303156796">
            <text:p>0.0467486303</text:p>
          </table:table-cell>
          <table:table-cell office:value-type="float" office:value="0.016901027582477">
            <text:p>0.0169010276</text:p>
          </table:table-cell>
          <table:table-cell office:value-type="float" office:value="0.0289819966243671">
            <text:p>0.0289819966</text:p>
          </table:table-cell>
          <table:table-cell office:value-type="float" office:value="1.16790365760021">
            <text:p>1.1679036576</text:p>
          </table:table-cell>
          <table:table-cell office:value-type="float" office:value="1.05971346021602">
            <text:p>1.0597134602</text:p>
          </table:table-cell>
          <table:table-cell office:value-type="float" office:value="1.10308330219682">
            <text:p>1.1030833022</text:p>
          </table:table-cell>
          <table:table-cell office:value-type="float" office:value="15.1710466571717">
            <text:p>15.1710466572</text:p>
          </table:table-cell>
          <table:table-cell office:value-type="float" office:value="0">
            <text:p>0</text:p>
          </table:table-cell>
          <table:table-cell office:value-type="float" office:value="24.2613977551054">
            <text:p>24.261397755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414">
            <text:p>8414</text:p>
          </table:table-cell>
          <table:table-cell office:value-type="float" office:value="11468">
            <text:p>11468</text:p>
          </table:table-cell>
          <table:table-cell office:value-type="float" office:value="17508">
            <text:p>17508</text:p>
          </table:table-cell>
          <table:table-cell office:value-type="float" office:value="358.75">
            <text:p>358.75</text:p>
          </table:table-cell>
          <table:table-cell office:value-type="float" office:value="270.875">
            <text:p>270.875</text:p>
          </table:table-cell>
          <table:table-cell office:value-type="float" office:value="335.875">
            <text:p>335.875</text:p>
          </table:table-cell>
          <table:table-cell office:value-type="float" office:value="0.0426372712146423">
            <text:p>0.0426372712</text:p>
          </table:table-cell>
          <table:table-cell office:value-type="float" office:value="0.0236200732472968">
            <text:p>0.0236200732</text:p>
          </table:table-cell>
          <table:table-cell office:value-type="float" office:value="0.0191840872743889">
            <text:p>0.0191840873</text:p>
          </table:table-cell>
          <table:table-cell office:value-type="float" office:value="1.15279360556864">
            <text:p>1.1527936056</text:p>
          </table:table-cell>
          <table:table-cell office:value-type="float" office:value="1.08376375577155">
            <text:p>1.0837637558</text:p>
          </table:table-cell>
          <table:table-cell office:value-type="float" office:value="1.06786564270128">
            <text:p>1.0678656427</text:p>
          </table:table-cell>
          <table:table-cell office:value-type="float" office:value="16.6009991812502">
            <text:p>16.6009991813</text:p>
          </table:table-cell>
          <table:table-cell office:value-type="float" office:value="29.6909080583595">
            <text:p>29.6909080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8934">
            <text:p>8934</text:p>
          </table:table-cell>
          <table:table-cell office:value-type="float" office:value="11826">
            <text:p>11826</text:p>
          </table:table-cell>
          <table:table-cell office:value-type="float" office:value="18193">
            <text:p>18193</text:p>
          </table:table-cell>
          <table:table-cell office:value-type="float" office:value="91">
            <text:p>91</text:p>
          </table:table-cell>
          <table:table-cell office:value-type="float" office:value="387">
            <text:p>387</text:p>
          </table:table-cell>
          <table:table-cell office:value-type="float" office:value="182.625">
            <text:p>182.625</text:p>
          </table:table-cell>
          <table:table-cell office:value-type="float" office:value="0.0101858070293262">
            <text:p>0.010185807</text:p>
          </table:table-cell>
          <table:table-cell office:value-type="float" office:value="0.0327245053272451">
            <text:p>0.0327245053</text:p>
          </table:table-cell>
          <table:table-cell office:value-type="float" office:value="0.0100382015060738">
            <text:p>0.0100382015</text:p>
          </table:table-cell>
          <table:table-cell office:value-type="float" office:value="1.03585367590573">
            <text:p>1.0358536759</text:p>
          </table:table-cell>
          <table:table-cell office:value-type="float" office:value="1.11663471941323">
            <text:p>1.1166347194</text:p>
          </table:table-cell>
          <table:table-cell office:value-type="float" office:value="1.03533120563063">
            <text:p>1.0353312056</text:p>
          </table:table-cell>
          <table:table-cell office:value-type="float" office:value="0">
            <text:p>0</text:p>
          </table:table-cell>
          <table:table-cell office:value-type="float" office:value="21.5260019126329">
            <text:p>21.5260019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595">
            <text:p>8595</text:p>
          </table:table-cell>
          <table:table-cell office:value-type="float" office:value="11632">
            <text:p>11632</text:p>
          </table:table-cell>
          <table:table-cell office:value-type="float" office:value="17707">
            <text:p>17707</text:p>
          </table:table-cell>
          <table:table-cell office:value-type="float" office:value="198.75">
            <text:p>198.75</text:p>
          </table:table-cell>
          <table:table-cell office:value-type="float" office:value="278">
            <text:p>278</text:p>
          </table:table-cell>
          <table:table-cell office:value-type="float" office:value="292.75">
            <text:p>292.75</text:p>
          </table:table-cell>
          <table:table-cell office:value-type="float" office:value="0.0231239092495637">
            <text:p>0.0231239092</text:p>
          </table:table-cell>
          <table:table-cell office:value-type="float" office:value="0.0238995873452545">
            <text:p>0.0238995873</text:p>
          </table:table-cell>
          <table:table-cell office:value-type="float" office:value="0.016533009544248">
            <text:p>0.0165330095</text:p>
          </table:table-cell>
          <table:table-cell office:value-type="float" office:value="1.08198172412428">
            <text:p>1.0819817241</text:p>
          </table:table-cell>
          <table:table-cell office:value-type="float" office:value="1.08476808864793">
            <text:p>1.0847680886</text:p>
          </table:table-cell>
          <table:table-cell office:value-type="float" office:value="1.05840128059786">
            <text:p>1.0584012806</text:p>
          </table:table-cell>
          <table:table-cell office:value-type="float" office:value="30.3205991186144">
            <text:p>30.3205991186</text:p>
          </table:table-cell>
          <table:table-cell office:value-type="float" office:value="29.3476841825836">
            <text:p>29.3476841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563">
            <text:p>8563</text:p>
          </table:table-cell>
          <table:table-cell office:value-type="float" office:value="11800">
            <text:p>11800</text:p>
          </table:table-cell>
          <table:table-cell office:value-type="float" office:value="18423">
            <text:p>18423</text:p>
          </table:table-cell>
          <table:table-cell office:value-type="float" office:value="200">
            <text:p>200</text:p>
          </table:table-cell>
          <table:table-cell office:value-type="float" office:value="363.75">
            <text:p>363.75</text:p>
          </table:table-cell>
          <table:table-cell office:value-type="float" office:value="430.375">
            <text:p>430.375</text:p>
          </table:table-cell>
          <table:table-cell office:value-type="float" office:value="0.0233563003620227">
            <text:p>0.0233563004</text:p>
          </table:table-cell>
          <table:table-cell office:value-type="float" office:value="0.0308262711864407">
            <text:p>0.0308262712</text:p>
          </table:table-cell>
          <table:table-cell office:value-type="float" office:value="0.0233607447212723">
            <text:p>0.0233607447</text:p>
          </table:table-cell>
          <table:table-cell office:value-type="float" office:value="1.08281626412962">
            <text:p>1.0828162641</text:p>
          </table:table-cell>
          <table:table-cell office:value-type="float" office:value="1.10975445678325">
            <text:p>1.1097544568</text:p>
          </table:table-cell>
          <table:table-cell office:value-type="float" office:value="1.08283222633656">
            <text:p>1.0828322263</text:p>
          </table:table-cell>
          <table:table-cell office:value-type="float" office:value="30.0223365390289">
            <text:p>30.022336539</text:p>
          </table:table-cell>
          <table:table-cell office:value-type="float" office:value="22.8304191746495">
            <text:p>22.8304191746</text:p>
          </table:table-cell>
          <table:table-cell office:value-type="float" office:value="30.0166902490625">
            <text:p>30.016690249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094">
            <text:p>9094</text:p>
          </table:table-cell>
          <table:table-cell office:value-type="float" office:value="13092">
            <text:p>13092</text:p>
          </table:table-cell>
          <table:table-cell office:value-type="float" office:value="18416">
            <text:p>18416</text:p>
          </table:table-cell>
          <table:table-cell office:value-type="float" office:value="243.5">
            <text:p>243.5</text:p>
          </table:table-cell>
          <table:table-cell office:value-type="float" office:value="257.75">
            <text:p>257.75</text:p>
          </table:table-cell>
          <table:table-cell office:value-type="float" office:value="136">
            <text:p>136</text:p>
          </table:table-cell>
          <table:table-cell office:value-type="float" office:value="0.0267758961952936">
            <text:p>0.0267758962</text:p>
          </table:table-cell>
          <table:table-cell office:value-type="float" office:value="0.0196875954781546">
            <text:p>0.0196875955</text:p>
          </table:table-cell>
          <table:table-cell office:value-type="float" office:value="0.00738488271068636">
            <text:p>0.0073848827</text:p>
          </table:table-cell>
          <table:table-cell office:value-type="float" office:value="1.09512085597297">
            <text:p>1.095120856</text:p>
          </table:table-cell>
          <table:table-cell office:value-type="float" office:value="1.06966628294834">
            <text:p>1.0696662829</text:p>
          </table:table-cell>
          <table:table-cell office:value-type="float" office:value="1.025953981013">
            <text:p>1.025953981</text:p>
          </table:table-cell>
          <table:table-cell office:value-type="float" office:value="26.2320307242378">
            <text:p>26.2320307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8934">
            <text:p>8934</text:p>
          </table:table-cell>
          <table:table-cell office:value-type="float" office:value="12909">
            <text:p>12909</text:p>
          </table:table-cell>
          <table:table-cell office:value-type="float" office:value="17678">
            <text:p>17678</text:p>
          </table:table-cell>
          <table:table-cell office:value-type="float" office:value="91">
            <text:p>91</text:p>
          </table:table-cell>
          <table:table-cell office:value-type="float" office:value="156">
            <text:p>156</text:p>
          </table:table-cell>
          <table:table-cell office:value-type="float" office:value="315.125">
            <text:p>315.125</text:p>
          </table:table-cell>
          <table:table-cell office:value-type="float" office:value="0.0101858070293262">
            <text:p>0.010185807</text:p>
          </table:table-cell>
          <table:table-cell office:value-type="float" office:value="0.0120845921450151">
            <text:p>0.0120845921</text:p>
          </table:table-cell>
          <table:table-cell office:value-type="float" office:value="0.0178258287136554">
            <text:p>0.0178258287</text:p>
          </table:table-cell>
          <table:table-cell office:value-type="float" office:value="1.03585367590573">
            <text:p>1.0358536759</text:p>
          </table:table-cell>
          <table:table-cell office:value-type="float" office:value="1.04258230574748">
            <text:p>1.0425823057</text:p>
          </table:table-cell>
          <table:table-cell office:value-type="float" office:value="1.06301321042968">
            <text:p>1.06301321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635">
            <text:p>8635</text:p>
          </table:table-cell>
          <table:table-cell office:value-type="float" office:value="12804">
            <text:p>12804</text:p>
          </table:table-cell>
          <table:table-cell office:value-type="float" office:value="18097">
            <text:p>18097</text:p>
          </table:table-cell>
          <table:table-cell office:value-type="float" office:value="159.5">
            <text:p>159.5</text:p>
          </table:table-cell>
          <table:table-cell office:value-type="float" office:value="222.125">
            <text:p>222.125</text:p>
          </table:table-cell>
          <table:table-cell office:value-type="float" office:value="374.875">
            <text:p>374.875</text:p>
          </table:table-cell>
          <table:table-cell office:value-type="float" office:value="0.0184713375796178">
            <text:p>0.0184713376</text:p>
          </table:table-cell>
          <table:table-cell office:value-type="float" office:value="0.017348094345517">
            <text:p>0.0173480943</text:p>
          </table:table-cell>
          <table:table-cell office:value-type="float" office:value="0.0207147593523788">
            <text:p>0.0207147594</text:p>
          </table:table-cell>
          <table:table-cell office:value-type="float" office:value="1.06531841454014">
            <text:p>1.0653184145</text:p>
          </table:table-cell>
          <table:table-cell office:value-type="float" office:value="1.06130820470905">
            <text:p>1.0613082047</text:p>
          </table:table-cell>
          <table:table-cell office:value-type="float" office:value="1.07334269619318">
            <text:p>1.0733426962</text:p>
          </table:table-cell>
          <table:table-cell table:number-columns-repeated="2" office:value-type="float" office:value="0">
            <text:p>0</text:p>
          </table:table-cell>
          <table:table-cell office:value-type="float" office:value="33.806901866666">
            <text:p>33.80690186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9176">
            <text:p>9176</text:p>
          </table:table-cell>
          <table:table-cell office:value-type="float" office:value="13376">
            <text:p>13376</text:p>
          </table:table-cell>
          <table:table-cell office:value-type="float" office:value="18626">
            <text:p>18626</text:p>
          </table:table-cell>
          <table:table-cell office:value-type="float" office:value="221">
            <text:p>221</text:p>
          </table:table-cell>
          <table:table-cell office:value-type="float" office:value="232.125">
            <text:p>232.125</text:p>
          </table:table-cell>
          <table:table-cell office:value-type="float" office:value="307">
            <text:p>307</text:p>
          </table:table-cell>
          <table:table-cell office:value-type="float" office:value="0.0240845684394072">
            <text:p>0.0240845684</text:p>
          </table:table-cell>
          <table:table-cell office:value-type="float" office:value="0.0173538427033493">
            <text:p>0.0173538427</text:p>
          </table:table-cell>
          <table:table-cell office:value-type="float" office:value="0.0164823365188446">
            <text:p>0.0164823365</text:p>
          </table:table-cell>
          <table:table-cell office:value-type="float" office:value="1.08543291975427">
            <text:p>1.0854329198</text:p>
          </table:table-cell>
          <table:table-cell office:value-type="float" office:value="1.0613287149406">
            <text:p>1.0613287149</text:p>
          </table:table-cell>
          <table:table-cell office:value-type="float" office:value="1.05822064595351">
            <text:p>1.058220646</text:p>
          </table:table-cell>
          <table:table-cell office:value-type="float" office:value="29.1249207626373">
            <text:p>29.12492076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10178">
            <text:p>10178</text:p>
          </table:table-cell>
          <table:table-cell office:value-type="float" office:value="13350">
            <text:p>13350</text:p>
          </table:table-cell>
          <table:table-cell office:value-type="float" office:value="19252">
            <text:p>19252</text:p>
          </table:table-cell>
          <table:table-cell office:value-type="float" office:value="148.25">
            <text:p>148.25</text:p>
          </table:table-cell>
          <table:table-cell office:value-type="float" office:value="146.25">
            <text:p>146.25</text:p>
          </table:table-cell>
          <table:table-cell office:value-type="float" office:value="204.25">
            <text:p>204.25</text:p>
          </table:table-cell>
          <table:table-cell office:value-type="float" office:value="0.0145657300058951">
            <text:p>0.01456573</text:p>
          </table:table-cell>
          <table:table-cell office:value-type="float" office:value="0.0109550561797753">
            <text:p>0.0109550562</text:p>
          </table:table-cell>
          <table:table-cell office:value-type="float" office:value="0.0106092873467692">
            <text:p>0.0106092873</text:p>
          </table:table-cell>
          <table:table-cell office:value-type="float" office:value="1.05139588958222">
            <text:p>1.0513958896</text:p>
          </table:table-cell>
          <table:table-cell office:value-type="float" office:value="1.03857792261078">
            <text:p>1.0385779226</text:p>
          </table:table-cell>
          <table:table-cell office:value-type="float" office:value="1.03735311739058">
            <text:p>1.0373531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10170">
            <text:p>10170</text:p>
          </table:table-cell>
          <table:table-cell office:value-type="float" office:value="13109">
            <text:p>13109</text:p>
          </table:table-cell>
          <table:table-cell office:value-type="float" office:value="18905">
            <text:p>18905</text:p>
          </table:table-cell>
          <table:table-cell office:value-type="float" office:value="131">
            <text:p>131</text:p>
          </table:table-cell>
          <table:table-cell office:value-type="float" office:value="59.375">
            <text:p>59.375</text:p>
          </table:table-cell>
          <table:table-cell office:value-type="float" office:value="568.25">
            <text:p>568.25</text:p>
          </table:table-cell>
          <table:table-cell office:value-type="float" office:value="0.0128810226155359">
            <text:p>0.0128810226</text:p>
          </table:table-cell>
          <table:table-cell office:value-type="float" office:value="0.00452933099397361">
            <text:p>0.004529331</text:p>
          </table:table-cell>
          <table:table-cell office:value-type="float" office:value="0.0300581856651679">
            <text:p>0.0300581857</text:p>
          </table:table-cell>
          <table:table-cell office:value-type="float" office:value="1.04540878381187">
            <text:p>1.0454087838</text:p>
          </table:table-cell>
          <table:table-cell office:value-type="float" office:value="1.01589286756384">
            <text:p>1.0158928676</text:p>
          </table:table-cell>
          <table:table-cell office:value-type="float" office:value="1.10697449909803">
            <text:p>1.1069744991</text:p>
          </table:table-cell>
          <table:table-cell table:number-columns-repeated="2" office:value-type="float" office:value="0">
            <text:p>0</text:p>
          </table:table-cell>
          <table:table-cell office:value-type="float" office:value="23.4050432566638">
            <text:p>23.40504325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10201">
            <text:p>10201</text:p>
          </table:table-cell>
          <table:table-cell office:value-type="float" office:value="13150">
            <text:p>13150</text:p>
          </table:table-cell>
          <table:table-cell office:value-type="float" office:value="20425">
            <text:p>20425</text:p>
          </table:table-cell>
          <table:table-cell office:value-type="float" office:value="104.25">
            <text:p>104.25</text:p>
          </table:table-cell>
          <table:table-cell office:value-type="float" office:value="244">
            <text:p>244</text:p>
          </table:table-cell>
          <table:table-cell office:value-type="float" office:value="828.25">
            <text:p>828.25</text:p>
          </table:table-cell>
          <table:table-cell office:value-type="float" office:value="0.0102195863150672">
            <text:p>0.0102195863</text:p>
          </table:table-cell>
          <table:table-cell office:value-type="float" office:value="0.0185551330798479">
            <text:p>0.0185551331</text:p>
          </table:table-cell>
          <table:table-cell office:value-type="float" office:value="0.0405507955936353">
            <text:p>0.0405507956</text:p>
          </table:table-cell>
          <table:table-cell office:value-type="float" office:value="1.03597325439386">
            <text:p>1.0359732544</text:p>
          </table:table-cell>
          <table:table-cell office:value-type="float" office:value="1.06561777998815">
            <text:p>1.06561778</text:p>
          </table:table-cell>
          <table:table-cell office:value-type="float" office:value="1.14515074394335">
            <text:p>1.1451507439</text:p>
          </table:table-cell>
          <table:table-cell table:number-columns-repeated="2" office:value-type="float" office:value="0">
            <text:p>0</text:p>
          </table:table-cell>
          <table:table-cell office:value-type="float" office:value="17.4375841556478">
            <text:p>17.437584155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0476">
            <text:p>10476</text:p>
          </table:table-cell>
          <table:table-cell office:value-type="float" office:value="13634">
            <text:p>13634</text:p>
          </table:table-cell>
          <table:table-cell office:value-type="float" office:value="20692">
            <text:p>20692</text:p>
          </table:table-cell>
          <table:table-cell office:value-type="float" office:value="180">
            <text:p>180</text:p>
          </table:table-cell>
          <table:table-cell office:value-type="float" office:value="249.125">
            <text:p>249.125</text:p>
          </table:table-cell>
          <table:table-cell office:value-type="float" office:value="878.625">
            <text:p>878.625</text:p>
          </table:table-cell>
          <table:table-cell office:value-type="float" office:value="0.0171821305841924">
            <text:p>0.0171821306</text:p>
          </table:table-cell>
          <table:table-cell office:value-type="float" office:value="0.0182723338712043">
            <text:p>0.0182723339</text:p>
          </table:table-cell>
          <table:table-cell office:value-type="float" office:value="0.0424620626329016">
            <text:p>0.0424620626</text:p>
          </table:table-cell>
          <table:table-cell office:value-type="float" office:value="1.06071609924304">
            <text:p>1.0607160992</text:p>
          </table:table-cell>
          <table:table-cell office:value-type="float" office:value="1.06460756979201">
            <text:p>1.0646075698</text:p>
          </table:table-cell>
          <table:table-cell office:value-type="float" office:value="1.15215115167071">
            <text:p>1.152151151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680884696319">
            <text:p>16.668088469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1">
            <text:p>281</text:p>
          </table:table-cell>
          <table:table-cell office:value-type="float" office:value="10266">
            <text:p>10266</text:p>
          </table:table-cell>
          <table:table-cell office:value-type="float" office:value="14212">
            <text:p>14212</text:p>
          </table:table-cell>
          <table:table-cell office:value-type="float" office:value="20718">
            <text:p>20718</text:p>
          </table:table-cell>
          <table:table-cell office:value-type="float" office:value="38">
            <text:p>38</text:p>
          </table:table-cell>
          <table:table-cell office:value-type="float" office:value="225.5">
            <text:p>225.5</text:p>
          </table:table-cell>
          <table:table-cell office:value-type="float" office:value="899.5">
            <text:p>899.5</text:p>
          </table:table-cell>
          <table:table-cell office:value-type="float" office:value="0.00370153906097799">
            <text:p>0.0037015391</text:p>
          </table:table-cell>
          <table:table-cell office:value-type="float" office:value="0.0158668730650155">
            <text:p>0.0158668731</text:p>
          </table:table-cell>
          <table:table-cell office:value-type="float" office:value="0.0434163529298195">
            <text:p>0.0434163529</text:p>
          </table:table-cell>
          <table:table-cell office:value-type="float" office:value="1.01298224144061">
            <text:p>1.0129822414</text:p>
          </table:table-cell>
          <table:table-cell office:value-type="float" office:value="1.05602750074284">
            <text:p>1.0560275007</text:p>
          </table:table-cell>
          <table:table-cell office:value-type="float" office:value="1.15565179546975">
            <text:p>1.1556517955</text:p>
          </table:table-cell>
          <table:table-cell table:number-columns-repeated="2" office:value-type="float" office:value="0">
            <text:p>0</text:p>
          </table:table-cell>
          <table:table-cell office:value-type="float" office:value="16.3092363577706">
            <text:p>16.309236357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9852">
            <text:p>9852</text:p>
          </table:table-cell>
          <table:table-cell office:value-type="float" office:value="14056">
            <text:p>14056</text:p>
          </table:table-cell>
          <table:table-cell office:value-type="float" office:value="21698">
            <text:p>21698</text:p>
          </table:table-cell>
          <table:table-cell office:value-type="float" office:value="41.25">
            <text:p>41.25</text:p>
          </table:table-cell>
          <table:table-cell office:value-type="float" office:value="316">
            <text:p>316</text:p>
          </table:table-cell>
          <table:table-cell office:value-type="float" office:value="1307.5">
            <text:p>1307.5</text:p>
          </table:table-cell>
          <table:table-cell office:value-type="float" office:value="0.00418696711327649">
            <text:p>0.0041869671</text:p>
          </table:table-cell>
          <table:table-cell office:value-type="float" office:value="0.0224815025611838">
            <text:p>0.0224815026</text:p>
          </table:table-cell>
          <table:table-cell office:value-type="float" office:value="0.0602590100470089">
            <text:p>0.06025901</text:p>
          </table:table-cell>
          <table:table-cell office:value-type="float" office:value="1.01468874505594">
            <text:p>1.0146887451</text:p>
          </table:table-cell>
          <table:table-cell office:value-type="float" office:value="1.07967587816066">
            <text:p>1.0796758782</text:p>
          </table:table-cell>
          <table:table-cell office:value-type="float" office:value="1.21802358581655">
            <text:p>1.2180235858</text:p>
          </table:table-cell>
          <table:table-cell office:value-type="float" office:value="0">
            <text:p>0</text:p>
          </table:table-cell>
          <table:table-cell office:value-type="float" office:value="31.1771779127426">
            <text:p>31.1771779127</text:p>
          </table:table-cell>
          <table:table-cell office:value-type="float" office:value="11.8459912679121">
            <text:p>11.845991267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9620">
            <text:p>9620</text:p>
          </table:table-cell>
          <table:table-cell office:value-type="float" office:value="14792">
            <text:p>14792</text:p>
          </table:table-cell>
          <table:table-cell office:value-type="float" office:value="24020">
            <text:p>24020</text:p>
          </table:table-cell>
          <table:table-cell office:value-type="float" office:value="70.75">
            <text:p>70.75</text:p>
          </table:table-cell>
          <table:table-cell office:value-type="float" office:value="532.625">
            <text:p>532.625</text:p>
          </table:table-cell>
          <table:table-cell office:value-type="float" office:value="1267">
            <text:p>1267</text:p>
          </table:table-cell>
          <table:table-cell office:value-type="float" office:value="0.00735446985446985">
            <text:p>0.0073544699</text:p>
          </table:table-cell>
          <table:table-cell office:value-type="float" office:value="0.0360076392644673">
            <text:p>0.0360076393</text:p>
          </table:table-cell>
          <table:table-cell office:value-type="float" office:value="0.0527477102414654">
            <text:p>0.0527477102</text:p>
          </table:table-cell>
          <table:table-cell office:value-type="float" office:value="1.02584665741525">
            <text:p>1.0258466574</text:p>
          </table:table-cell>
          <table:table-cell office:value-type="float" office:value="1.12856797559302">
            <text:p>1.1285679756</text:p>
          </table:table-cell>
          <table:table-cell office:value-type="float" office:value="1.19007033487914">
            <text:p>1.1900703349</text:p>
          </table:table-cell>
          <table:table-cell office:value-type="float" office:value="0">
            <text:p>0</text:p>
          </table:table-cell>
          <table:table-cell office:value-type="float" office:value="19.5945337843117">
            <text:p>19.5945337843</text:p>
          </table:table-cell>
          <table:table-cell office:value-type="float" office:value="13.4844058555496">
            <text:p>13.48440585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380">
            <text:p>10380</text:p>
          </table:table-cell>
          <table:table-cell office:value-type="float" office:value="15427">
            <text:p>15427</text:p>
          </table:table-cell>
          <table:table-cell office:value-type="float" office:value="25854">
            <text:p>25854</text:p>
          </table:table-cell>
          <table:table-cell office:value-type="float" office:value="87.25">
            <text:p>87.25</text:p>
          </table:table-cell>
          <table:table-cell office:value-type="float" office:value="733.75">
            <text:p>733.75</text:p>
          </table:table-cell>
          <table:table-cell office:value-type="float" office:value="1314.375">
            <text:p>1314.375</text:p>
          </table:table-cell>
          <table:table-cell office:value-type="float" office:value="0.00840558766859345">
            <text:p>0.0084055877</text:p>
          </table:table-cell>
          <table:table-cell office:value-type="float" office:value="0.0475627147209438">
            <text:p>0.0475627147</text:p>
          </table:table-cell>
          <table:table-cell office:value-type="float" office:value="0.0508383615688095">
            <text:p>0.0508383616</text:p>
          </table:table-cell>
          <table:table-cell office:value-type="float" office:value="1.02955803849202">
            <text:p>1.0295580385</text:p>
          </table:table-cell>
          <table:table-cell office:value-type="float" office:value="1.17090343671329">
            <text:p>1.1709034367</text:p>
          </table:table-cell>
          <table:table-cell office:value-type="float" office:value="1.18299996194456">
            <text:p>1.1829999619</text:p>
          </table:table-cell>
          <table:table-cell office:value-type="float" office:value="0">
            <text:p>0</text:p>
          </table:table-cell>
          <table:table-cell office:value-type="float" office:value="14.9172206005067">
            <text:p>14.9172206005</text:p>
          </table:table-cell>
          <table:table-cell office:value-type="float" office:value="13.9780429613051">
            <text:p>13.978042961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10576">
            <text:p>10576</text:p>
          </table:table-cell>
          <table:table-cell office:value-type="float" office:value="15980">
            <text:p>15980</text:p>
          </table:table-cell>
          <table:table-cell office:value-type="float" office:value="27595">
            <text:p>27595</text:p>
          </table:table-cell>
          <table:table-cell office:value-type="float" office:value="117">
            <text:p>117</text:p>
          </table:table-cell>
          <table:table-cell office:value-type="float" office:value="798.5">
            <text:p>798.5</text:p>
          </table:table-cell>
          <table:table-cell office:value-type="float" office:value="1507.75">
            <text:p>1507.75</text:p>
          </table:table-cell>
          <table:table-cell office:value-type="float" office:value="0.0110627836611195">
            <text:p>0.0110627837</text:p>
          </table:table-cell>
          <table:table-cell office:value-type="float" office:value="0.0499687108886108">
            <text:p>0.0499687109</text:p>
          </table:table-cell>
          <table:table-cell office:value-type="float" office:value="0.054638521471281">
            <text:p>0.0546385215</text:p>
          </table:table-cell>
          <table:table-cell office:value-type="float" office:value="1.03895961777129">
            <text:p>1.0389596178</text:p>
          </table:table-cell>
          <table:table-cell office:value-type="float" office:value="1.17978435736316">
            <text:p>1.1797843574</text:p>
          </table:table-cell>
          <table:table-cell office:value-type="float" office:value="1.19708614648548">
            <text:p>1.1970861465</text:p>
          </table:table-cell>
          <table:table-cell office:value-type="float" office:value="0">
            <text:p>0</text:p>
          </table:table-cell>
          <table:table-cell office:value-type="float" office:value="14.2153814198899">
            <text:p>14.2153814199</text:p>
          </table:table-cell>
          <table:table-cell office:value-type="float" office:value="13.0295539183345">
            <text:p>13.029553918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465">
            <text:p>10465</text:p>
          </table:table-cell>
          <table:table-cell office:value-type="float" office:value="16874">
            <text:p>16874</text:p>
          </table:table-cell>
          <table:table-cell office:value-type="float" office:value="29377">
            <text:p>29377</text:p>
          </table:table-cell>
          <table:table-cell office:value-type="float" office:value="230">
            <text:p>230</text:p>
          </table:table-cell>
          <table:table-cell office:value-type="float" office:value="939.25">
            <text:p>939.25</text:p>
          </table:table-cell>
          <table:table-cell office:value-type="float" office:value="1529.25">
            <text:p>1529.25</text:p>
          </table:table-cell>
          <table:table-cell office:value-type="float" office:value="0.021978021978022">
            <text:p>0.021978022</text:p>
          </table:table-cell>
          <table:table-cell office:value-type="float" office:value="0.0556625577812018">
            <text:p>0.0556625578</text:p>
          </table:table-cell>
          <table:table-cell office:value-type="float" office:value="0.0520560302277292">
            <text:p>0.0520560302</text:p>
          </table:table-cell>
          <table:table-cell office:value-type="float" office:value="1.07786982248521">
            <text:p>1.0778698225</text:p>
          </table:table-cell>
          <table:table-cell office:value-type="float" office:value="1.20089166009815">
            <text:p>1.2008916601</text:p>
          </table:table-cell>
          <table:table-cell office:value-type="float" office:value="1.18750737315187">
            <text:p>1.1875073732</text:p>
          </table:table-cell>
          <table:table-cell office:value-type="float" office:value="31.883514564779">
            <text:p>31.8835145648</text:p>
          </table:table-cell>
          <table:table-cell office:value-type="float" office:value="12.7961097615966">
            <text:p>12.7961097616</text:p>
          </table:table-cell>
          <table:table-cell office:value-type="float" office:value="13.659048554559">
            <text:p>13.659048554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812">
            <text:p>17812</text:p>
          </table:table-cell>
          <table:table-cell office:value-type="float" office:value="30754">
            <text:p>30754</text:p>
          </table:table-cell>
          <table:table-cell office:value-type="float" office:value="403.75">
            <text:p>403.75</text:p>
          </table:table-cell>
          <table:table-cell office:value-type="float" office:value="883.75">
            <text:p>883.75</text:p>
          </table:table-cell>
          <table:table-cell office:value-type="float" office:value="1366.5">
            <text:p>1366.5</text:p>
          </table:table-cell>
          <table:table-cell office:value-type="float" office:value="0.0365120274914089">
            <text:p>0.0365120275</text:p>
          </table:table-cell>
          <table:table-cell office:value-type="float" office:value="0.0496154278014821">
            <text:p>0.0496154278</text:p>
          </table:table-cell>
          <table:table-cell office:value-type="float" office:value="0.0444332444560057">
            <text:p>0.0444332445</text:p>
          </table:table-cell>
          <table:table-cell office:value-type="float" office:value="1.13040502739694">
            <text:p>1.1304050274</text:p>
          </table:table-cell>
          <table:table-cell office:value-type="float" office:value="1.17847891103">
            <text:p>1.178478911</text:p>
          </table:table-cell>
          <table:table-cell office:value-type="float" office:value="1.15938600949328">
            <text:p>1.1593860095</text:p>
          </table:table-cell>
          <table:table-cell office:value-type="float" office:value="19.3285802818885">
            <text:p>19.3285802819</text:p>
          </table:table-cell>
          <table:table-cell office:value-type="float" office:value="14.3141727593091">
            <text:p>14.3141727593</text:p>
          </table:table-cell>
          <table:table-cell office:value-type="float" office:value="15.9438051839285">
            <text:p>15.943805183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11224">
            <text:p>11224</text:p>
          </table:table-cell>
          <table:table-cell office:value-type="float" office:value="18460">
            <text:p>18460</text:p>
          </table:table-cell>
          <table:table-cell office:value-type="float" office:value="31010">
            <text:p>31010</text:p>
          </table:table-cell>
          <table:table-cell office:value-type="float" office:value="424.875">
            <text:p>424.875</text:p>
          </table:table-cell>
          <table:table-cell office:value-type="float" office:value="893.875">
            <text:p>893.875</text:p>
          </table:table-cell>
          <table:table-cell office:value-type="float" office:value="823.375">
            <text:p>823.375</text:p>
          </table:table-cell>
          <table:table-cell office:value-type="float" office:value="0.0378541518175339">
            <text:p>0.0378541518</text:p>
          </table:table-cell>
          <table:table-cell office:value-type="float" office:value="0.0484222643553629">
            <text:p>0.0484222644</text:p>
          </table:table-cell>
          <table:table-cell office:value-type="float" office:value="0.0265519187358916">
            <text:p>0.0265519187</text:p>
          </table:table-cell>
          <table:table-cell office:value-type="float" office:value="1.13529808750863">
            <text:p>1.1352980875</text:p>
          </table:table-cell>
          <table:table-cell office:value-type="float" office:value="1.17407356798696">
            <text:p>1.174073568</text:p>
          </table:table-cell>
          <table:table-cell office:value-type="float" office:value="1.09431352417719">
            <text:p>1.0943135242</text:p>
          </table:table-cell>
          <table:table-cell office:value-type="float" office:value="18.65542235902">
            <text:p>18.655422359</text:p>
          </table:table-cell>
          <table:table-cell office:value-type="float" office:value="14.65848022114">
            <text:p>14.6584802211</text:p>
          </table:table-cell>
          <table:table-cell office:value-type="float" office:value="26.4504117540234">
            <text:p>26.45041175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120">
            <text:p>19120</text:p>
          </table:table-cell>
          <table:table-cell office:value-type="float" office:value="32425">
            <text:p>32425</text:p>
          </table:table-cell>
          <table:table-cell office:value-type="float" office:value="526.75">
            <text:p>526.75</text:p>
          </table:table-cell>
          <table:table-cell office:value-type="float" office:value="814.625">
            <text:p>814.625</text:p>
          </table:table-cell>
          <table:table-cell office:value-type="float" office:value="523.875">
            <text:p>523.875</text:p>
          </table:table-cell>
          <table:table-cell office:value-type="float" office:value="0.0468638790035587">
            <text:p>0.046863879</text:p>
          </table:table-cell>
          <table:table-cell office:value-type="float" office:value="0.042605910041841">
            <text:p>0.04260591</text:p>
          </table:table-cell>
          <table:table-cell office:value-type="float" office:value="0.0161565150346955">
            <text:p>0.016156515</text:p>
          </table:table-cell>
          <table:table-cell office:value-type="float" office:value="1.16832817389677">
            <text:p>1.1683281739</text:p>
          </table:table-cell>
          <table:table-cell office:value-type="float" office:value="1.15267860174461">
            <text:p>1.1526786017</text:p>
          </table:table-cell>
          <table:table-cell office:value-type="float" office:value="1.05705942725844">
            <text:p>1.0570594273</text:p>
          </table:table-cell>
          <table:table-cell office:value-type="float" office:value="15.1345771365034">
            <text:p>15.1345771365</text:p>
          </table:table-cell>
          <table:table-cell office:value-type="float" office:value="16.6129671805646">
            <text:p>16.6129671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231">
            <text:p>20231</text:p>
          </table:table-cell>
          <table:table-cell office:value-type="float" office:value="34233">
            <text:p>34233</text:p>
          </table:table-cell>
          <table:table-cell office:value-type="float" office:value="624.375">
            <text:p>624.375</text:p>
          </table:table-cell>
          <table:table-cell office:value-type="float" office:value="1058.25">
            <text:p>1058.25</text:p>
          </table:table-cell>
          <table:table-cell office:value-type="float" office:value="111.75">
            <text:p>111.75</text:p>
          </table:table-cell>
          <table:table-cell office:value-type="float" office:value="0.0532743174061433">
            <text:p>0.0532743174</text:p>
          </table:table-cell>
          <table:table-cell office:value-type="float" office:value="0.0523083386881518">
            <text:p>0.0523083387</text:p>
          </table:table-cell>
          <table:table-cell office:value-type="float" office:value="0.00326439400578389">
            <text:p>0.003264394</text:p>
          </table:table-cell>
          <table:table-cell office:value-type="float" office:value="1.19202289059588">
            <text:p>1.1920228906</text:p>
          </table:table-cell>
          <table:table-cell office:value-type="float" office:value="1.18844206350931">
            <text:p>1.1884420635</text:p>
          </table:table-cell>
          <table:table-cell office:value-type="float" office:value="1.01144626530596">
            <text:p>1.0114462653</text:p>
          </table:table-cell>
          <table:table-cell office:value-type="float" office:value="13.3544824857517">
            <text:p>13.3544824858</text:p>
          </table:table-cell>
          <table:table-cell office:value-type="float" office:value="13.594808050581">
            <text:p>13.5948080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357">
            <text:p>21357</text:p>
          </table:table-cell>
          <table:table-cell office:value-type="float" office:value="34798">
            <text:p>34798</text:p>
          </table:table-cell>
          <table:table-cell office:value-type="float" office:value="610.5">
            <text:p>610.5</text:p>
          </table:table-cell>
          <table:table-cell office:value-type="float" office:value="916.25">
            <text:p>916.25</text:p>
          </table:table-cell>
          <table:table-cell office:value-type="float" office:value="-151.25">
            <text:p>-151.25</text:p>
          </table:table-cell>
          <table:table-cell office:value-type="float" office:value="0.0475097276264591">
            <text:p>0.0475097276</text:p>
          </table:table-cell>
          <table:table-cell office:value-type="float" office:value="0.0429016247600318">
            <text:p>0.0429016248</text:p>
          </table:table-cell>
          <table:table-cell office:value-type="float" office:value="-0.00434651416748089">
            <text:p>-0.0043465142</text:p>
          </table:table-cell>
          <table:table-cell office:value-type="float" office:value="1.17070810816212">
            <text:p>1.1707081082</text:p>
          </table:table-cell>
          <table:table-cell office:value-type="float" office:value="1.15376316349793">
            <text:p>1.1537631635</text:p>
          </table:table-cell>
          <table:table-cell office:value-type="float" office:value="0.984824229097217">
            <text:p>0.9848242291</text:p>
          </table:table-cell>
          <table:table-cell office:value-type="float" office:value="14.9334770030942">
            <text:p>14.9334770031</text:p>
          </table:table-cell>
          <table:table-cell office:value-type="float" office:value="16.5008122823304">
            <text:p>16.5008122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356">
            <text:p>22356</text:p>
          </table:table-cell>
          <table:table-cell office:value-type="float" office:value="32866">
            <text:p>32866</text:p>
          </table:table-cell>
          <table:table-cell office:value-type="float" office:value="679.5">
            <text:p>679.5</text:p>
          </table:table-cell>
          <table:table-cell office:value-type="float" office:value="617">
            <text:p>617</text:p>
          </table:table-cell>
          <table:table-cell office:value-type="float" office:value="-133.75">
            <text:p>-133.75</text:p>
          </table:table-cell>
          <table:table-cell office:value-type="float" office:value="0.0493141737426519">
            <text:p>0.0493141737</text:p>
          </table:table-cell>
          <table:table-cell office:value-type="float" office:value="0.0275988548935409">
            <text:p>0.0275988549</text:p>
          </table:table-cell>
          <table:table-cell office:value-type="float" office:value="-0.00406955516339074">
            <text:p>-0.0040695552</text:p>
          </table:table-cell>
          <table:table-cell office:value-type="float" office:value="1.17736610805385">
            <text:p>1.1773661081</text:p>
          </table:table-cell>
          <table:table-cell office:value-type="float" office:value="1.09808891783861">
            <text:p>1.0980889178</text:p>
          </table:table-cell>
          <table:table-cell office:value-type="float" office:value="0.985789017035419">
            <text:p>0.985789017</text:p>
          </table:table-cell>
          <table:table-cell office:value-type="float" office:value="14.3995327237675">
            <text:p>14.3995327238</text:p>
          </table:table-cell>
          <table:table-cell office:value-type="float" office:value="25.4600713289014">
            <text:p>25.4600713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506">
            <text:p>22506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-88.75">
            <text:p>-88.75</text:p>
          </table:table-cell>
          <table:table-cell office:value-type="float" office:value="532.875">
            <text:p>532.875</text:p>
          </table:table-cell>
          <table:table-cell office:value-type="float" office:value="0.0512339418526031">
            <text:p>0.0512339419</text:p>
          </table:table-cell>
          <table:table-cell office:value-type="float" office:value="-0.00394339287301164">
            <text:p>-0.0039433929</text:p>
          </table:table-cell>
          <table:table-cell office:value-type="float" office:value="0.0166035707608899">
            <text:p>0.0166035708</text:p>
          </table:table-cell>
          <table:table-cell office:value-type="float" office:value="1.18446363340771">
            <text:p>1.1844636334</text:p>
          </table:table-cell>
          <table:table-cell office:value-type="float" office:value="0.986228603625267">
            <text:p>0.9862286036</text:p>
          </table:table-cell>
          <table:table-cell office:value-type="float" office:value="1.05865282764466">
            <text:p>1.0586528276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20">
            <text:p>22020</text:p>
          </table:table-cell>
          <table:table-cell office:value-type="float" office:value="33743">
            <text:p>33743</text:p>
          </table:table-cell>
          <table:table-cell office:value-type="float" office:value="818.125">
            <text:p>818.125</text:p>
          </table:table-cell>
          <table:table-cell office:value-type="float" office:value="-76.75">
            <text:p>-76.75</text:p>
          </table:table-cell>
          <table:table-cell office:value-type="float" office:value="174.25">
            <text:p>174.25</text:p>
          </table:table-cell>
          <table:table-cell office:value-type="float" office:value="0.0529188227684347">
            <text:p>0.0529188228</text:p>
          </table:table-cell>
          <table:table-cell office:value-type="float" office:value="-0.00348546775658492">
            <text:p>-0.0034854678</text:p>
          </table:table-cell>
          <table:table-cell office:value-type="float" office:value="0.0051640340218712">
            <text:p>0.005164034</text:p>
          </table:table-cell>
          <table:table-cell office:value-type="float" office:value="1.19070466722379">
            <text:p>1.1907046672</text:p>
          </table:table-cell>
          <table:table-cell office:value-type="float" office:value="0.987824673883498">
            <text:p>0.9878246739</text:p>
          </table:table-cell>
          <table:table-cell office:value-type="float" office:value="1.01812638688141">
            <text:p>1.0181263869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390">
            <text:p>21390</text:p>
          </table:table-cell>
          <table:table-cell office:value-type="float" office:value="34188">
            <text:p>34188</text:p>
          </table:table-cell>
          <table:table-cell office:value-type="float" office:value="688.75">
            <text:p>688.75</text:p>
          </table:table-cell>
          <table:table-cell office:value-type="float" office:value="-64.75">
            <text:p>-64.75</text:p>
          </table:table-cell>
          <table:table-cell office:value-type="float" office:value="-65.625">
            <text:p>-65.625</text:p>
          </table:table-cell>
          <table:table-cell office:value-type="float" office:value="0.0432034876427048">
            <text:p>0.0432034876</text:p>
          </table:table-cell>
          <table:table-cell office:value-type="float" office:value="-0.0030271154745208">
            <text:p>-0.0030271155</text:p>
          </table:table-cell>
          <table:table-cell office:value-type="float" office:value="-0.00191953316953317">
            <text:p>-0.0019195332</text:p>
          </table:table-cell>
          <table:table-cell office:value-type="float" office:value="1.15487062778467">
            <text:p>1.1548706278</text:p>
          </table:table-cell>
          <table:table-cell office:value-type="float" office:value="0.989423056158246">
            <text:p>0.9894230562</text:p>
          </table:table-cell>
          <table:table-cell office:value-type="float" office:value="0.993288855737508">
            <text:p>0.9932888557</text:p>
          </table:table-cell>
          <table:table-cell office:value-type="float" office:value="16.3879089058233">
            <text:p>16.3879089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2074">
            <text:p>22074</text:p>
          </table:table-cell>
          <table:table-cell office:value-type="float" office:value="32497">
            <text:p>32497</text:p>
          </table:table-cell>
          <table:table-cell office:value-type="float" office:value="-137.5">
            <text:p>-137.5</text:p>
          </table:table-cell>
          <table:table-cell office:value-type="float" office:value="584.75">
            <text:p>584.75</text:p>
          </table:table-cell>
          <table:table-cell office:value-type="float" office:value="-257.5">
            <text:p>-257.5</text:p>
          </table:table-cell>
          <table:table-cell office:value-type="float" office:value="-0.00839438339438339">
            <text:p>-0.0083943834</text:p>
          </table:table-cell>
          <table:table-cell office:value-type="float" office:value="0.0264904412430914">
            <text:p>0.0264904412</text:p>
          </table:table-cell>
          <table:table-cell office:value-type="float" office:value="-0.00792380835154014">
            <text:p>-0.0079238084</text:p>
          </table:table-cell>
          <table:table-cell office:value-type="float" office:value="0.970757770837899">
            <text:p>0.9707577708</text:p>
          </table:table-cell>
          <table:table-cell office:value-type="float" office:value="1.09409196156624">
            <text:p>1.0940919616</text:p>
          </table:table-cell>
          <table:table-cell office:value-type="float" office:value="0.972389732777642">
            <text:p>0.9723897328</text:p>
          </table:table-cell>
          <table:table-cell office:value-type="float" office:value="0">
            <text:p>0</text:p>
          </table:table-cell>
          <table:table-cell office:value-type="float" office:value="26.5109990126891">
            <text:p>26.5109990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440">
            <text:p>22440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302.5">
            <text:p>302.5</text:p>
          </table:table-cell>
          <table:table-cell office:value-type="float" office:value="-145.5">
            <text:p>-145.5</text:p>
          </table:table-cell>
          <table:table-cell office:value-type="float" office:value="-0.00502907666745787">
            <text:p>-0.0050290767</text:p>
          </table:table-cell>
          <table:table-cell office:value-type="float" office:value="0.0134803921568627">
            <text:p>0.0134803922</text:p>
          </table:table-cell>
          <table:table-cell office:value-type="float" office:value="-0.00455527378604302">
            <text:p>-0.0045552738</text:p>
          </table:table-cell>
          <table:table-cell office:value-type="float" office:value="0.982447803223667">
            <text:p>0.9824478032</text:p>
          </table:table-cell>
          <table:table-cell office:value-type="float" office:value="1.04753754565552">
            <text:p>1.0475375457</text:p>
          </table:table-cell>
          <table:table-cell office:value-type="float" office:value="0.98409721276661">
            <text:p>0.9840972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459">
            <text:p>23459</text:p>
          </table:table-cell>
          <table:table-cell office:value-type="float" office:value="33267">
            <text:p>33267</text:p>
          </table:table-cell>
          <table:table-cell office:value-type="float" office:value="-66.375">
            <text:p>-66.375</text:p>
          </table:table-cell>
          <table:table-cell office:value-type="float" office:value="109.5">
            <text:p>109.5</text:p>
          </table:table-cell>
          <table:table-cell office:value-type="float" office:value="-47.625">
            <text:p>-47.625</text:p>
          </table:table-cell>
          <table:table-cell office:value-type="float" office:value="-0.00406211750305998">
            <text:p>-0.0040621175</text:p>
          </table:table-cell>
          <table:table-cell office:value-type="float" office:value="0.00466771814655356">
            <text:p>0.0046677181</text:p>
          </table:table-cell>
          <table:table-cell office:value-type="float" office:value="-0.00143159888177473">
            <text:p>-0.0014315989</text:p>
          </table:table-cell>
          <table:table-cell office:value-type="float" office:value="0.985814930304563">
            <text:p>0.9858149303</text:p>
          </table:table-cell>
          <table:table-cell office:value-type="float" office:value="1.01637971719462">
            <text:p>1.0163797172</text:p>
          </table:table-cell>
          <table:table-cell office:value-type="float" office:value="0.994993420885491">
            <text:p>0.99499342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874">
            <text:p>23874</text:p>
          </table:table-cell>
          <table:table-cell office:value-type="float" office:value="33712">
            <text:p>33712</text:p>
          </table:table-cell>
          <table:table-cell office:value-type="float" office:value="-74.625">
            <text:p>-74.625</text:p>
          </table:table-cell>
          <table:table-cell office:value-type="float" office:value="126.25">
            <text:p>126.25</text:p>
          </table:table-cell>
          <table:table-cell office:value-type="float" office:value="106.625">
            <text:p>106.625</text:p>
          </table:table-cell>
          <table:table-cell office:value-type="float" office:value="-0.00471713021491783">
            <text:p>-0.0047171302</text:p>
          </table:table-cell>
          <table:table-cell office:value-type="float" office:value="0.00528817960961716">
            <text:p>0.0052881796</text:p>
          </table:table-cell>
          <table:table-cell office:value-type="float" office:value="0.00316282036070242">
            <text:p>0.0031628204</text:p>
          </table:table-cell>
          <table:table-cell office:value-type="float" office:value="0.983533656830018">
            <text:p>0.9835336568</text:p>
          </table:table-cell>
          <table:table-cell office:value-type="float" office:value="1.01856343972708">
            <text:p>1.0185634397</text:p>
          </table:table-cell>
          <table:table-cell office:value-type="float" office:value="1.01108947799042">
            <text:p>1.01108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225">
            <text:p>22225</text:p>
          </table:table-cell>
          <table:table-cell office:value-type="float" office:value="31421">
            <text:p>31421</text:p>
          </table:table-cell>
          <table:table-cell office:value-type="float" office:value="-118">
            <text:p>-118</text:p>
          </table:table-cell>
          <table:table-cell office:value-type="float" office:value="-169.75">
            <text:p>-169.75</text:p>
          </table:table-cell>
          <table:table-cell office:value-type="float" office:value="-216.125">
            <text:p>-216.125</text:p>
          </table:table-cell>
          <table:table-cell office:value-type="float" office:value="-0.00728619944427292">
            <text:p>-0.0072861994</text:p>
          </table:table-cell>
          <table:table-cell office:value-type="float" office:value="-0.00763779527559055">
            <text:p>-0.0076377953</text:p>
          </table:table-cell>
          <table:table-cell office:value-type="float" office:value="-0.00687836160529582">
            <text:p>-0.0068783616</text:p>
          </table:table-cell>
          <table:table-cell office:value-type="float" office:value="0.974602355801634">
            <text:p>0.9746023558</text:p>
          </table:table-cell>
          <table:table-cell office:value-type="float" office:value="0.97338205493211">
            <text:p>0.9733820549</text:p>
          </table:table-cell>
          <table:table-cell office:value-type="float" office:value="0.976018465623876">
            <text:p>0.97601846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816">
            <text:p>21816</text:p>
          </table:table-cell>
          <table:table-cell office:value-type="float" office:value="30864">
            <text:p>30864</text:p>
          </table:table-cell>
          <table:table-cell office:value-type="float" office:value="-94">
            <text:p>-94</text:p>
          </table:table-cell>
          <table:table-cell office:value-type="float" office:value="-112.875">
            <text:p>-112.875</text:p>
          </table:table-cell>
          <table:table-cell office:value-type="float" office:value="-187.5">
            <text:p>-187.5</text:p>
          </table:table-cell>
          <table:table-cell office:value-type="float" office:value="-0.0056422569027611">
            <text:p>-0.0056422569</text:p>
          </table:table-cell>
          <table:table-cell office:value-type="float" office:value="-0.00517395489548955">
            <text:p>-0.0051739549</text:p>
          </table:table-cell>
          <table:table-cell office:value-type="float" office:value="-0.00607503888024883">
            <text:p>-0.0060750389</text:p>
          </table:table-cell>
          <table:table-cell office:value-type="float" office:value="0.980314497563731">
            <text:p>0.9803144976</text:p>
          </table:table-cell>
          <table:table-cell office:value-type="float" office:value="0.981943626691937">
            <text:p>0.9819436267</text:p>
          </table:table-cell>
          <table:table-cell office:value-type="float" office:value="0.978809699870026">
            <text:p>0.978809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960">
            <text:p>21960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248.75">
            <text:p>248.75</text:p>
          </table:table-cell>
          <table:table-cell office:value-type="float" office:value="2.75">
            <text:p>2.75</text:p>
          </table:table-cell>
          <table:table-cell office:value-type="float" office:value="-0.00419042546525472">
            <text:p>-0.0041904255</text:p>
          </table:table-cell>
          <table:table-cell office:value-type="float" office:value="0.0113274134790528">
            <text:p>0.0113274135</text:p>
          </table:table-cell>
          <table:table-cell table:style-name="ce17" office:value-type="float" office:value="0.0000843739453256834">
            <text:p>8.44E-005</text:p>
          </table:table-cell>
          <table:table-cell office:value-type="float" office:value="0.985367927816145">
            <text:p>0.9853679278</text:p>
          </table:table-cell>
          <table:table-cell office:value-type="float" office:value="1.03989743535709">
            <text:p>1.0398974354</text:p>
          </table:table-cell>
          <table:table-cell office:value-type="float" office:value="1.00029532276181">
            <text:p>1.00029532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946">
            <text:p>21946</text:p>
          </table:table-cell>
          <table:table-cell office:value-type="float" office:value="32488">
            <text:p>32488</text:p>
          </table:table-cell>
          <table:table-cell office:value-type="float" office:value="-103.75">
            <text:p>-103.75</text:p>
          </table:table-cell>
          <table:table-cell office:value-type="float" office:value="374.5">
            <text:p>374.5</text:p>
          </table:table-cell>
          <table:table-cell office:value-type="float" office:value="94.875">
            <text:p>94.875</text:p>
          </table:table-cell>
          <table:table-cell office:value-type="float" office:value="-0.00671173502393583">
            <text:p>-0.006711735</text:p>
          </table:table-cell>
          <table:table-cell office:value-type="float" office:value="0.0170646131413469">
            <text:p>0.0170646131</text:p>
          </table:table-cell>
          <table:table-cell office:value-type="float" office:value="0.00292030903718296">
            <text:p>0.002920309</text:p>
          </table:table-cell>
          <table:table-cell office:value-type="float" office:value="0.976597220294806">
            <text:p>0.9765972203</text:p>
          </table:table-cell>
          <table:table-cell office:value-type="float" office:value="1.06029689999718">
            <text:p>1.0602969</text:p>
          </table:table-cell>
          <table:table-cell office:value-type="float" office:value="1.01023779691169">
            <text:p>1.0102377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993">
            <text:p>21993</text:p>
          </table:table-cell>
          <table:table-cell office:value-type="float" office:value="31811">
            <text:p>31811</text:p>
          </table:table-cell>
          <table:table-cell office:value-type="float" office:value="-86">
            <text:p>-86</text:p>
          </table:table-cell>
          <table:table-cell office:value-type="float" office:value="178.875">
            <text:p>178.875</text:p>
          </table:table-cell>
          <table:table-cell office:value-type="float" office:value="706.375">
            <text:p>706.375</text:p>
          </table:table-cell>
          <table:table-cell office:value-type="float" office:value="-0.0054867934158479">
            <text:p>-0.0054867934</text:p>
          </table:table-cell>
          <table:table-cell office:value-type="float" office:value="0.00813326967671532">
            <text:p>0.0081332697</text:p>
          </table:table-cell>
          <table:table-cell office:value-type="float" office:value="0.0222053692119078">
            <text:p>0.0222053692</text:p>
          </table:table-cell>
          <table:table-cell office:value-type="float" office:value="0.980855228652429">
            <text:p>0.9808552287</text:p>
          </table:table-cell>
          <table:table-cell office:value-type="float" office:value="1.02859609801675">
            <text:p>1.028596098</text:p>
          </table:table-cell>
          <table:table-cell office:value-type="float" office:value="1.07868522594848">
            <text:p>1.0786852259</text:p>
          </table:table-cell>
          <table:table-cell table:number-columns-repeated="2" office:value-type="float" office:value="0">
            <text:p>0</text:p>
          </table:table-cell>
          <table:table-cell office:value-type="float" office:value="31.5606013535668">
            <text:p>31.560601353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94">
            <text:p>21894</text:p>
          </table:table-cell>
          <table:table-cell office:value-type="float" office:value="35069">
            <text:p>35069</text:p>
          </table:table-cell>
          <table:table-cell office:value-type="float" office:value="202.5">
            <text:p>202.5</text:p>
          </table:table-cell>
          <table:table-cell office:value-type="float" office:value="-85.75">
            <text:p>-85.75</text:p>
          </table:table-cell>
          <table:table-cell office:value-type="float" office:value="222.375">
            <text:p>222.375</text:p>
          </table:table-cell>
          <table:table-cell office:value-type="float" office:value="0.0123287671232877">
            <text:p>0.0123287671</text:p>
          </table:table-cell>
          <table:table-cell office:value-type="float" office:value="-0.00391659815474559">
            <text:p>-0.0039165982</text:p>
          </table:table-cell>
          <table:table-cell office:value-type="float" office:value="0.00634107046109099">
            <text:p>0.0063410705</text:p>
          </table:table-cell>
          <table:table-cell office:value-type="float" office:value="1.04344860198912">
            <text:p>1.043448602</text:p>
          </table:table-cell>
          <table:table-cell office:value-type="float" office:value="0.986321972350958">
            <text:p>0.9863219724</text:p>
          </table:table-cell>
          <table:table-cell office:value-type="float" office:value="1.02227255659602">
            <text:p>1.0222725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2941">
            <text:p>22941</text:p>
          </table:table-cell>
          <table:table-cell office:value-type="float" office:value="36905">
            <text:p>36905</text:p>
          </table:table-cell>
          <table:table-cell office:value-type="float" office:value="164.75">
            <text:p>164.75</text:p>
          </table:table-cell>
          <table:table-cell office:value-type="float" office:value="16">
            <text:p>16</text:p>
          </table:table-cell>
          <table:table-cell office:value-type="float" office:value="-309">
            <text:p>-309</text:p>
          </table:table-cell>
          <table:table-cell office:value-type="float" office:value="0.00998484848484849">
            <text:p>0.0099848485</text:p>
          </table:table-cell>
          <table:table-cell office:value-type="float" office:value="0.000697441262368685">
            <text:p>0.0006974413</text:p>
          </table:table-cell>
          <table:table-cell office:value-type="float" office:value="-0.00837284920742447">
            <text:p>-0.0083728492</text:p>
          </table:table-cell>
          <table:table-cell office:value-type="float" office:value="1.03514237620753">
            <text:p>1.0351423762</text:p>
          </table:table-cell>
          <table:table-cell office:value-type="float" office:value="1.00244199780995">
            <text:p>1.0024419978</text:p>
          </table:table-cell>
          <table:table-cell office:value-type="float" office:value="0.970832432797561">
            <text:p>0.9708324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319">
            <text:p>23319</text:p>
          </table:table-cell>
          <table:table-cell office:value-type="float" office:value="37936">
            <text:p>37936</text:p>
          </table:table-cell>
          <table:table-cell office:value-type="float" office:value="244.5">
            <text:p>244.5</text:p>
          </table:table-cell>
          <table:table-cell office:value-type="float" office:value="128.5">
            <text:p>128.5</text:p>
          </table:table-cell>
          <table:table-cell office:value-type="float" office:value="-586.625">
            <text:p>-586.625</text:p>
          </table:table-cell>
          <table:table-cell office:value-type="float" office:value="0.0149733602792578">
            <text:p>0.0149733603</text:p>
          </table:table-cell>
          <table:table-cell office:value-type="float" office:value="0.00551052789570736">
            <text:p>0.0055105279</text:p>
          </table:table-cell>
          <table:table-cell office:value-type="float" office:value="-0.0154635438633488">
            <text:p>-0.0154635439</text:p>
          </table:table-cell>
          <table:table-cell office:value-type="float" office:value="1.05284619595279">
            <text:p>1.052846196</text:p>
          </table:table-cell>
          <table:table-cell office:value-type="float" office:value="1.01934636483365">
            <text:p>1.0193463648</text:p>
          </table:table-cell>
          <table:table-cell office:value-type="float" office:value="0.946346274008354">
            <text:p>0.9463462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500">
            <text:p>16500</text:p>
          </table:table-cell>
          <table:table-cell office:value-type="float" office:value="22541">
            <text:p>22541</text:p>
          </table:table-cell>
          <table:table-cell office:value-type="float" office:value="36760">
            <text:p>36760</text:p>
          </table:table-cell>
          <table:table-cell office:value-type="float" office:value="64.875">
            <text:p>64.875</text:p>
          </table:table-cell>
          <table:table-cell office:value-type="float" office:value="421.75">
            <text:p>421.75</text:p>
          </table:table-cell>
          <table:table-cell office:value-type="float" office:value="-742.375">
            <text:p>-742.375</text:p>
          </table:table-cell>
          <table:table-cell office:value-type="float" office:value="0.00393181818181818">
            <text:p>0.0039318182</text:p>
          </table:table-cell>
          <table:table-cell office:value-type="float" office:value="0.0187103500288363">
            <text:p>0.01871035</text:p>
          </table:table-cell>
          <table:table-cell office:value-type="float" office:value="-0.0201951849836779">
            <text:p>-0.020195185</text:p>
          </table:table-cell>
          <table:table-cell office:value-type="float" office:value="1.01379166365702">
            <text:p>1.0137916637</text:p>
          </table:table-cell>
          <table:table-cell office:value-type="float" office:value="1.0661723764094">
            <text:p>1.0661723764</text:p>
          </table:table-cell>
          <table:table-cell office:value-type="float" office:value="0.930116229730316">
            <text:p>0.930116229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746461496576">
            <text:p>-33.974646149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6000">
            <text:p>16000</text:p>
          </table:table-cell>
          <table:table-cell office:value-type="float" office:value="22989">
            <text:p>22989</text:p>
          </table:table-cell>
          <table:table-cell office:value-type="float" office:value="34269">
            <text:p>34269</text:p>
          </table:table-cell>
          <table:table-cell office:value-type="float" office:value="238.75">
            <text:p>238.75</text:p>
          </table:table-cell>
          <table:table-cell office:value-type="float" office:value="-937.875">
            <text:p>-937.875</text:p>
          </table:table-cell>
          <table:table-cell office:value-type="float" office:value="212.5">
            <text:p>212.5</text:p>
          </table:table-cell>
          <table:table-cell office:value-type="float" office:value="0.014921875">
            <text:p>0.014921875</text:p>
          </table:table-cell>
          <table:table-cell office:value-type="float" office:value="-0.0407966853712645">
            <text:p>-0.0407966854</text:p>
          </table:table-cell>
          <table:table-cell office:value-type="float" office:value="0.00620093962473372">
            <text:p>0.0062009396</text:p>
          </table:table-cell>
          <table:table-cell office:value-type="float" office:value="1.05266298071289">
            <text:p>1.0526629807</text:p>
          </table:table-cell>
          <table:table-cell office:value-type="float" office:value="0.860473765493647">
            <text:p>0.8604737655</text:p>
          </table:table-cell>
          <table:table-cell office:value-type="float" office:value="1.02177865392494">
            <text:p>1.0217786539</text:p>
          </table:table-cell>
          <table:table-cell office:value-type="float" office:value="0">
            <text:p>0</text:p>
          </table:table-cell>
          <table:table-cell office:value-type="float" office:value="-16.641302342836">
            <text:p>-16.6413023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5195">
            <text:p>15195</text:p>
          </table:table-cell>
          <table:table-cell office:value-type="float" office:value="20865">
            <text:p>20865</text:p>
          </table:table-cell>
          <table:table-cell office:value-type="float" office:value="35474">
            <text:p>35474</text:p>
          </table:table-cell>
          <table:table-cell office:value-type="float" office:value="-798.125">
            <text:p>-798.125</text:p>
          </table:table-cell>
          <table:table-cell office:value-type="float" office:value="232">
            <text:p>232</text:p>
          </table:table-cell>
          <table:table-cell office:value-type="float" office:value="-385.5">
            <text:p>-385.5</text:p>
          </table:table-cell>
          <table:table-cell office:value-type="float" office:value="-0.0525255018098059">
            <text:p>-0.0525255018</text:p>
          </table:table-cell>
          <table:table-cell office:value-type="float" office:value="0.0111190989695663">
            <text:p>0.011119099</text:p>
          </table:table-cell>
          <table:table-cell office:value-type="float" office:value="-0.0108671139426059">
            <text:p>-0.0108671139</text:p>
          </table:table-cell>
          <table:table-cell office:value-type="float" office:value="0.821568243212808">
            <text:p>0.8215682432</text:p>
          </table:table-cell>
          <table:table-cell office:value-type="float" office:value="1.0391591697428">
            <text:p>1.0391591697</text:p>
          </table:table-cell>
          <table:table-cell office:value-type="float" office:value="0.962196565765145">
            <text:p>0.9621965658</text:p>
          </table:table-cell>
          <table:table-cell office:value-type="float" office:value="-12.8467032906308">
            <text:p>-12.84670329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2581">
            <text:p>12581</text:p>
          </table:table-cell>
          <table:table-cell office:value-type="float" office:value="21252">
            <text:p>21252</text:p>
          </table:table-cell>
          <table:table-cell office:value-type="float" office:value="36820">
            <text:p>36820</text:p>
          </table:table-cell>
          <table:table-cell office:value-type="float" office:value="-787.875">
            <text:p>-787.875</text:p>
          </table:table-cell>
          <table:table-cell office:value-type="float" office:value="-536.25">
            <text:p>-536.25</text:p>
          </table:table-cell>
          <table:table-cell office:value-type="float" office:value="-668">
            <text:p>-668</text:p>
          </table:table-cell>
          <table:table-cell office:value-type="float" office:value="-0.0626241952150068">
            <text:p>-0.0626241952</text:p>
          </table:table-cell>
          <table:table-cell office:value-type="float" office:value="-0.0252329192546584">
            <text:p>-0.0252329193</text:p>
          </table:table-cell>
          <table:table-cell office:value-type="float" office:value="-0.0181423139598045">
            <text:p>-0.018142314</text:p>
          </table:table-cell>
          <table:table-cell office:value-type="float" office:value="0.788502024807078">
            <text:p>0.7885020248</text:p>
          </table:table-cell>
          <table:table-cell office:value-type="float" office:value="0.912932715028355">
            <text:p>0.912932715</text:p>
          </table:table-cell>
          <table:table-cell office:value-type="float" office:value="0.937147022510084">
            <text:p>0.9371470225</text:p>
          </table:table-cell>
          <table:table-cell office:value-type="float" office:value="-10.7180518163505">
            <text:p>-10.7180518164</text:p>
          </table:table-cell>
          <table:table-cell office:value-type="float" office:value="-27.1219061670187">
            <text:p>-27.121906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3376">
            <text:p>13376</text:p>
          </table:table-cell>
          <table:table-cell office:value-type="float" office:value="21500">
            <text:p>21500</text:p>
          </table:table-cell>
          <table:table-cell office:value-type="float" office:value="35178">
            <text:p>35178</text:p>
          </table:table-cell>
          <table:table-cell office:value-type="float" office:value="-873.125">
            <text:p>-873.125</text:p>
          </table:table-cell>
          <table:table-cell office:value-type="float" office:value="366">
            <text:p>366</text:p>
          </table:table-cell>
          <table:table-cell office:value-type="float" office:value="-751.125">
            <text:p>-751.125</text:p>
          </table:table-cell>
          <table:table-cell office:value-type="float" office:value="-0.0652754934210526">
            <text:p>-0.0652754934</text:p>
          </table:table-cell>
          <table:table-cell office:value-type="float" office:value="0.0170232558139535">
            <text:p>0.0170232558</text:p>
          </table:table-cell>
          <table:table-cell office:value-type="float" office:value="-0.0213521234862698">
            <text:p>-0.0213521235</text:p>
          </table:table-cell>
          <table:table-cell office:value-type="float" office:value="0.779887117507385">
            <text:p>0.7798871175</text:p>
          </table:table-cell>
          <table:table-cell office:value-type="float" office:value="1.06014938617631">
            <text:p>1.0601493862</text:p>
          </table:table-cell>
          <table:table-cell office:value-type="float" office:value="0.926161157625707">
            <text:p>0.9261611576</text:p>
          </table:table-cell>
          <table:table-cell office:value-type="float" office:value="-10.2683240464106">
            <text:p>-10.2683240464</text:p>
          </table:table-cell>
          <table:table-cell office:value-type="float" office:value="0">
            <text:p>0</text:p>
          </table:table-cell>
          <table:table-cell office:value-type="float" office:value="-32.1148610495888">
            <text:p>-32.114861049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3706">
            <text:p>13706</text:p>
          </table:table-cell>
          <table:table-cell office:value-type="float" office:value="22422">
            <text:p>22422</text:p>
          </table:table-cell>
          <table:table-cell office:value-type="float" office:value="33260">
            <text:p>33260</text:p>
          </table:table-cell>
          <table:table-cell office:value-type="float" office:value="-468.5">
            <text:p>-468.5</text:p>
          </table:table-cell>
          <table:table-cell office:value-type="float" office:value="-764.25">
            <text:p>-764.25</text:p>
          </table:table-cell>
          <table:table-cell office:value-type="float" office:value="186">
            <text:p>186</text:p>
          </table:table-cell>
          <table:table-cell office:value-type="float" office:value="-0.0341821100248067">
            <text:p>-0.03418211</text:p>
          </table:table-cell>
          <table:table-cell office:value-type="float" office:value="-0.0340848274016591">
            <text:p>-0.0340848274</text:p>
          </table:table-cell>
          <table:table-cell office:value-type="float" office:value="0.00559230306674684">
            <text:p>0.0055923031</text:p>
          </table:table-cell>
          <table:table-cell office:value-type="float" office:value="0.882652711538843">
            <text:p>0.8826527115</text:p>
          </table:table-cell>
          <table:table-cell office:value-type="float" office:value="0.882980183993835">
            <text:p>0.882980184</text:p>
          </table:table-cell>
          <table:table-cell office:value-type="float" office:value="1.01963435748665">
            <text:p>1.0196343575</text:p>
          </table:table-cell>
          <table:table-cell office:value-type="float" office:value="-19.9294863307995">
            <text:p>-19.9294863308</text:p>
          </table:table-cell>
          <table:table-cell office:value-type="float" office:value="-19.9873684492959">
            <text:p>-19.9873684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584">
            <text:p>12584</text:p>
          </table:table-cell>
          <table:table-cell office:value-type="float" office:value="19826">
            <text:p>19826</text:p>
          </table:table-cell>
          <table:table-cell office:value-type="float" office:value="34655">
            <text:p>34655</text:p>
          </table:table-cell>
          <table:table-cell office:value-type="float" office:value="-265.875">
            <text:p>-265.875</text:p>
          </table:table-cell>
          <table:table-cell office:value-type="float" office:value="-219.25">
            <text:p>-219.25</text:p>
          </table:table-cell>
          <table:table-cell office:value-type="float" office:value="-339.125">
            <text:p>-339.125</text:p>
          </table:table-cell>
          <table:table-cell office:value-type="float" office:value="-0.0211280197075652">
            <text:p>-0.0211280197</text:p>
          </table:table-cell>
          <table:table-cell office:value-type="float" office:value="-0.0110587107838192">
            <text:p>-0.0110587108</text:p>
          </table:table-cell>
          <table:table-cell office:value-type="float" office:value="-0.00978574520271245">
            <text:p>-0.0097857452</text:p>
          </table:table-cell>
          <table:table-cell office:value-type="float" office:value="0.926926861728378">
            <text:p>0.9269268617</text:p>
          </table:table-cell>
          <table:table-cell office:value-type="float" office:value="0.961534210621665">
            <text:p>0.9615342106</text:p>
          </table:table-cell>
          <table:table-cell office:value-type="float" office:value="0.965937582976484">
            <text:p>0.965937583</text:p>
          </table:table-cell>
          <table:table-cell office:value-type="float" office:value="-32.4592042052763">
            <text:p>-32.4592042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2034">
            <text:p>12034</text:p>
          </table:table-cell>
          <table:table-cell office:value-type="float" office:value="20239">
            <text:p>20239</text:p>
          </table:table-cell>
          <table:table-cell office:value-type="float" office:value="35800">
            <text:p>35800</text:p>
          </table:table-cell>
          <table:table-cell office:value-type="float" office:value="63.25">
            <text:p>63.25</text:p>
          </table:table-cell>
          <table:table-cell office:value-type="float" office:value="106.375">
            <text:p>106.375</text:p>
          </table:table-cell>
          <table:table-cell office:value-type="float" office:value="-561.375">
            <text:p>-561.375</text:p>
          </table:table-cell>
          <table:table-cell table:number-columns-repeated="2" office:value-type="float" office:value="0.00525594149908592">
            <text:p>0.0052559415</text:p>
          </table:table-cell>
          <table:table-cell office:value-type="float" office:value="-0.0156808659217877">
            <text:p>-0.0156808659</text:p>
          </table:table-cell>
          <table:table-cell table:number-columns-repeated="2" office:value-type="float" office:value="1.01844994009204">
            <text:p>1.0184499401</text:p>
          </table:table-cell>
          <table:table-cell office:value-type="float" office:value="0.945598912803615">
            <text:p>0.9455989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78">
            <text:p>878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446">
            <text:p>12446</text:p>
          </table:table-cell>
          <table:table-cell office:value-type="float" office:value="19960">
            <text:p>19960</text:p>
          </table:table-cell>
          <table:table-cell office:value-type="float" office:value="34260">
            <text:p>34260</text:p>
          </table:table-cell>
          <table:table-cell office:value-type="float" office:value="-998.5">
            <text:p>-998.5</text:p>
          </table:table-cell>
          <table:table-cell office:value-type="float" office:value="-539">
            <text:p>-539</text:p>
          </table:table-cell>
          <table:table-cell office:value-type="float" office:value="-544.125">
            <text:p>-544.125</text:p>
          </table:table-cell>
          <table:table-cell office:value-type="float" office:value="-0.0802265788205046">
            <text:p>-0.0802265788</text:p>
          </table:table-cell>
          <table:table-cell office:value-type="float" office:value="-0.0270040080160321">
            <text:p>-0.027004008</text:p>
          </table:table-cell>
          <table:table-cell office:value-type="float" office:value="-0.0158822241681261">
            <text:p>-0.0158822242</text:p>
          </table:table-cell>
          <table:table-cell office:value-type="float" office:value="0.73182212986875">
            <text:p>0.7318221299</text:p>
          </table:table-cell>
          <table:table-cell office:value-type="float" office:value="0.90691523618379">
            <text:p>0.9069152362</text:p>
          </table:table-cell>
          <table:table-cell office:value-type="float" office:value="0.944906615698831">
            <text:p>0.9449066157</text:p>
          </table:table-cell>
          <table:table-cell office:value-type="float" office:value="-8.28846604823086">
            <text:p>-8.2884660482</text:p>
          </table:table-cell>
          <table:table-cell office:value-type="float" office:value="-25.3201526348426">
            <text:p>-25.3201526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380">
            <text:p>11380</text:p>
          </table:table-cell>
          <table:table-cell office:value-type="float" office:value="18675">
            <text:p>18675</text:p>
          </table:table-cell>
          <table:table-cell office:value-type="float" office:value="30188">
            <text:p>30188</text:p>
          </table:table-cell>
          <table:table-cell office:value-type="float" office:value="-785.375">
            <text:p>-785.375</text:p>
          </table:table-cell>
          <table:table-cell office:value-type="float" office:value="-15">
            <text:p>-15</text:p>
          </table:table-cell>
          <table:table-cell office:value-type="float" office:value="-1081.875">
            <text:p>-1081.875</text:p>
          </table:table-cell>
          <table:table-cell office:value-type="float" office:value="-0.0690136203866432">
            <text:p>-0.0690136204</text:p>
          </table:table-cell>
          <table:table-cell office:value-type="float" office:value="-0.000803212851405623">
            <text:p>-0.0008032129</text:p>
          </table:table-cell>
          <table:table-cell office:value-type="float" office:value="-0.0358379157281039">
            <text:p>-0.0358379157</text:p>
          </table:table-cell>
          <table:table-cell office:value-type="float" office:value="0.767787573052537">
            <text:p>0.7677875731</text:p>
          </table:table-cell>
          <table:table-cell office:value-type="float" office:value="0.997190019515814">
            <text:p>0.9971900195</text:p>
          </table:table-cell>
          <table:table-cell office:value-type="float" office:value="0.877084633110956">
            <text:p>0.8770846331</text:p>
          </table:table-cell>
          <table:table-cell office:value-type="float" office:value="-9.69292487687566">
            <text:p>-9.6929248769</text:p>
          </table:table-cell>
          <table:table-cell office:value-type="float" office:value="0">
            <text:p>0</text:p>
          </table:table-cell>
          <table:table-cell office:value-type="float" office:value="-18.9924872572414">
            <text:p>-18.992487257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0300">
            <text:p>10300</text:p>
          </table:table-cell>
          <table:table-cell office:value-type="float" office:value="17540">
            <text:p>17540</text:p>
          </table:table-cell>
          <table:table-cell office:value-type="float" office:value="25961">
            <text:p>25961</text:p>
          </table:table-cell>
          <table:table-cell office:value-type="float" office:value="-495.875">
            <text:p>-495.875</text:p>
          </table:table-cell>
          <table:table-cell office:value-type="float" office:value="-130">
            <text:p>-130</text:p>
          </table:table-cell>
          <table:table-cell office:value-type="float" office:value="-1225.375">
            <text:p>-1225.375</text:p>
          </table:table-cell>
          <table:table-cell office:value-type="float" office:value="-0.0481432038834951">
            <text:p>-0.0481432039</text:p>
          </table:table-cell>
          <table:table-cell office:value-type="float" office:value="-0.00741163055872292">
            <text:p>-0.0074116306</text:p>
          </table:table-cell>
          <table:table-cell office:value-type="float" office:value="-0.0472006086052155">
            <text:p>-0.0472006086</text:p>
          </table:table-cell>
          <table:table-cell office:value-type="float" office:value="0.836041611844896">
            <text:p>0.8360416118</text:p>
          </table:table-cell>
          <table:table-cell office:value-type="float" office:value="0.974166960288846">
            <text:p>0.9741669603</text:p>
          </table:table-cell>
          <table:table-cell office:value-type="float" office:value="0.839164548889043">
            <text:p>0.8391645489</text:p>
          </table:table-cell>
          <table:table-cell office:value-type="float" office:value="-14.0481887162847">
            <text:p>-14.0481887163</text:p>
          </table:table-cell>
          <table:table-cell office:value-type="float" office:value="0">
            <text:p>0</text:p>
          </table:table-cell>
          <table:table-cell office:value-type="float" office:value="-14.335765930369">
            <text:p>-14.33576593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0800">
            <text:p>10800</text:p>
          </table:table-cell>
          <table:table-cell office:value-type="float" office:value="17444">
            <text:p>17444</text:p>
          </table:table-cell>
          <table:table-cell office:value-type="float" office:value="27300">
            <text:p>27300</text:p>
          </table:table-cell>
          <table:table-cell office:value-type="float" office:value="-227.5">
            <text:p>-227.5</text:p>
          </table:table-cell>
          <table:table-cell office:value-type="float" office:value="56">
            <text:p>56</text:p>
          </table:table-cell>
          <table:table-cell office:value-type="float" office:value="89.25">
            <text:p>89.25</text:p>
          </table:table-cell>
          <table:table-cell office:value-type="float" office:value="-0.0210648148148148">
            <text:p>-0.0210648148</text:p>
          </table:table-cell>
          <table:table-cell office:value-type="float" office:value="0.00321027287319422">
            <text:p>0.0032102729</text:p>
          </table:table-cell>
          <table:table-cell office:value-type="float" office:value="0.00326923076923077">
            <text:p>0.0032692308</text:p>
          </table:table-cell>
          <table:table-cell office:value-type="float" office:value="0.927142851937586">
            <text:p>0.9271428519</text:p>
          </table:table-cell>
          <table:table-cell office:value-type="float" office:value="1.01125615452594">
            <text:p>1.0112561545</text:p>
          </table:table-cell>
          <table:table-cell office:value-type="float" office:value="1.01146325591716">
            <text:p>1.0114632559</text:p>
          </table:table-cell>
          <table:table-cell office:value-type="float" office:value="-32.5576452410484">
            <text:p>-32.557645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840">
            <text:p>11840</text:p>
          </table:table-cell>
          <table:table-cell office:value-type="float" office:value="17780">
            <text:p>17780</text:p>
          </table:table-cell>
          <table:table-cell office:value-type="float" office:value="28014">
            <text:p>28014</text:p>
          </table:table-cell>
          <table:table-cell office:value-type="float" office:value="-257.5">
            <text:p>-257.5</text:p>
          </table:table-cell>
          <table:table-cell office:value-type="float" office:value="-72.5">
            <text:p>-72.5</text:p>
          </table:table-cell>
          <table:table-cell office:value-type="float" office:value="-102.375">
            <text:p>-102.375</text:p>
          </table:table-cell>
          <table:table-cell office:value-type="float" office:value="-0.0217483108108108">
            <text:p>-0.0217483108</text:p>
          </table:table-cell>
          <table:table-cell office:value-type="float" office:value="-0.00407761529808774">
            <text:p>-0.0040776153</text:p>
          </table:table-cell>
          <table:table-cell office:value-type="float" office:value="-0.0036544227886057">
            <text:p>-0.0036544228</text:p>
          </table:table-cell>
          <table:table-cell office:value-type="float" office:value="0.924807970647484">
            <text:p>0.9248079706</text:p>
          </table:table-cell>
          <table:table-cell office:value-type="float" office:value="0.985760935271871">
            <text:p>0.9857609353</text:p>
          </table:table-cell>
          <table:table-cell office:value-type="float" office:value="0.987235695659479">
            <text:p>0.9872356957</text:p>
          </table:table-cell>
          <table:table-cell office:value-type="float" office:value="-31.5234674636561">
            <text:p>-31.5234674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020">
            <text:p>11020</text:p>
          </table:table-cell>
          <table:table-cell office:value-type="float" office:value="16501">
            <text:p>16501</text:p>
          </table:table-cell>
          <table:table-cell office:value-type="float" office:value="27195">
            <text:p>27195</text:p>
          </table:table-cell>
          <table:table-cell office:value-type="float" office:value="-352.5">
            <text:p>-352.5</text:p>
          </table:table-cell>
          <table:table-cell office:value-type="float" office:value="-380.625">
            <text:p>-380.625</text:p>
          </table:table-cell>
          <table:table-cell office:value-type="float" office:value="-115.5">
            <text:p>-115.5</text:p>
          </table:table-cell>
          <table:table-cell office:value-type="float" office:value="-0.0319872958257713">
            <text:p>-0.0319872958</text:p>
          </table:table-cell>
          <table:table-cell office:value-type="float" office:value="-0.023066783831283">
            <text:p>-0.0230667838</text:p>
          </table:table-cell>
          <table:table-cell office:value-type="float" office:value="-0.00424710424710425">
            <text:p>-0.0042471042</text:p>
          </table:table-cell>
          <table:table-cell office:value-type="float" office:value="0.890049911314521">
            <text:p>0.8900499113</text:p>
          </table:table-cell>
          <table:table-cell office:value-type="float" office:value="0.920309126562495">
            <text:p>0.9203091266</text:p>
          </table:table-cell>
          <table:table-cell office:value-type="float" office:value="0.985170489408327">
            <text:p>0.9851704894</text:p>
          </table:table-cell>
          <table:table-cell office:value-type="float" office:value="-21.3210008706909">
            <text:p>-21.3210008707</text:p>
          </table:table-cell>
          <table:table-cell office:value-type="float" office:value="-29.7016590525291">
            <text:p>-29.7016590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0300">
            <text:p>10300</text:p>
          </table:table-cell>
          <table:table-cell office:value-type="float" office:value="15834">
            <text:p>15834</text:p>
          </table:table-cell>
          <table:table-cell office:value-type="float" office:value="27468">
            <text:p>27468</text:p>
          </table:table-cell>
          <table:table-cell office:value-type="float" office:value="-495.875">
            <text:p>-495.875</text:p>
          </table:table-cell>
          <table:table-cell office:value-type="float" office:value="-485.875">
            <text:p>-485.875</text:p>
          </table:table-cell>
          <table:table-cell office:value-type="float" office:value="13.125">
            <text:p>13.125</text:p>
          </table:table-cell>
          <table:table-cell office:value-type="float" office:value="-0.0481432038834951">
            <text:p>-0.0481432039</text:p>
          </table:table-cell>
          <table:table-cell office:value-type="float" office:value="-0.0306855500821018">
            <text:p>-0.0306855501</text:p>
          </table:table-cell>
          <table:table-cell office:value-type="float" office:value="0.00047782874617737">
            <text:p>0.0004778287</text:p>
          </table:table-cell>
          <table:table-cell office:value-type="float" office:value="0.836041611844896">
            <text:p>0.8360416118</text:p>
          </table:table-cell>
          <table:table-cell office:value-type="float" office:value="0.894446116560972">
            <text:p>0.8944461166</text:p>
          </table:table-cell>
          <table:table-cell office:value-type="float" office:value="1.00167284811943">
            <text:p>1.0016728481</text:p>
          </table:table-cell>
          <table:table-cell office:value-type="float" office:value="-14.0481887162847">
            <text:p>-14.0481887163</text:p>
          </table:table-cell>
          <table:table-cell office:value-type="float" office:value="-22.2403423530503">
            <text:p>-22.2403423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0680">
            <text:p>10680</text:p>
          </table:table-cell>
          <table:table-cell office:value-type="float" office:value="15938">
            <text:p>15938</text:p>
          </table:table-cell>
          <table:table-cell office:value-type="float" office:value="27489">
            <text:p>27489</text:p>
          </table:table-cell>
          <table:table-cell office:value-type="float" office:value="-82.5">
            <text:p>-82.5</text:p>
          </table:table-cell>
          <table:table-cell office:value-type="float" office:value="-164.125">
            <text:p>-164.125</text:p>
          </table:table-cell>
          <table:table-cell office:value-type="float" office:value="-60.375">
            <text:p>-60.375</text:p>
          </table:table-cell>
          <table:table-cell office:value-type="float" office:value="-0.0077247191011236">
            <text:p>-0.0077247191</text:p>
          </table:table-cell>
          <table:table-cell office:value-type="float" office:value="-0.0102977161500816">
            <text:p>-0.0102977162</text:p>
          </table:table-cell>
          <table:table-cell office:value-type="float" office:value="-0.00219633307868602">
            <text:p>-0.0021963331</text:p>
          </table:table-cell>
          <table:table-cell office:value-type="float" office:value="0.973080438865042">
            <text:p>0.9730804389</text:p>
          </table:table-cell>
          <table:table-cell office:value-type="float" office:value="0.964165837672214">
            <text:p>0.9641658377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0420">
            <text:p>10420</text:p>
          </table:table-cell>
          <table:table-cell office:value-type="float" office:value="16576">
            <text:p>16576</text:p>
          </table:table-cell>
          <table:table-cell office:value-type="float" office:value="26355">
            <text:p>26355</text:p>
          </table:table-cell>
          <table:table-cell office:value-type="float" office:value="-327.5">
            <text:p>-327.5</text:p>
          </table:table-cell>
          <table:table-cell office:value-type="float" office:value="-360.5">
            <text:p>-360.5</text:p>
          </table:table-cell>
          <table:table-cell office:value-type="float" office:value="-265.125">
            <text:p>-265.125</text:p>
          </table:table-cell>
          <table:table-cell office:value-type="float" office:value="-0.0314299424184261">
            <text:p>-0.0314299424</text:p>
          </table:table-cell>
          <table:table-cell office:value-type="float" office:value="-0.0217483108108108">
            <text:p>-0.0217483108</text:p>
          </table:table-cell>
          <table:table-cell office:value-type="float" office:value="-0.0100597609561753">
            <text:p>-0.010059761</text:p>
          </table:table-cell>
          <table:table-cell office:value-type="float" office:value="0.891931370445143">
            <text:p>0.8919313704</text:p>
          </table:table-cell>
          <table:table-cell office:value-type="float" office:value="0.924807970647484">
            <text:p>0.9248079706</text:p>
          </table:table-cell>
          <table:table-cell office:value-type="float" office:value="0.964989186282757">
            <text:p>0.9649891863</text:p>
          </table:table-cell>
          <table:table-cell office:value-type="float" office:value="-21.7053028156598">
            <text:p>-21.7053028157</text:p>
          </table:table-cell>
          <table:table-cell office:value-type="float" office:value="-31.5234674636561">
            <text:p>-31.5234674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8560">
            <text:p>8560</text:p>
          </table:table-cell>
          <table:table-cell office:value-type="float" office:value="14935">
            <text:p>14935</text:p>
          </table:table-cell>
          <table:table-cell office:value-type="float" office:value="25221">
            <text:p>25221</text:p>
          </table:table-cell>
          <table:table-cell office:value-type="float" office:value="-80">
            <text:p>-80</text:p>
          </table:table-cell>
          <table:table-cell office:value-type="float" office:value="-271.875">
            <text:p>-271.875</text:p>
          </table:table-cell>
          <table:table-cell office:value-type="float" office:value="-202.125">
            <text:p>-202.125</text:p>
          </table:table-cell>
          <table:table-cell office:value-type="float" office:value="-0.00934579439252336">
            <text:p>-0.0093457944</text:p>
          </table:table-cell>
          <table:table-cell office:value-type="float" office:value="-0.0182038834951456">
            <text:p>-0.0182038835</text:p>
          </table:table-cell>
          <table:table-cell office:value-type="float" office:value="-0.00801415487094088">
            <text:p>-0.0080141549</text:p>
          </table:table-cell>
          <table:table-cell office:value-type="float" office:value="0.96746091361691">
            <text:p>0.9674609136</text:p>
          </table:table-cell>
          <table:table-cell office:value-type="float" office:value="0.936935915260628">
            <text:p>0.9369359153</text:p>
          </table:table-cell>
          <table:table-cell office:value-type="float" office:value="0.972076342241166">
            <text:p>0.9720763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9640">
            <text:p>9640</text:p>
          </table:table-cell>
          <table:table-cell office:value-type="float" office:value="15660">
            <text:p>15660</text:p>
          </table:table-cell>
          <table:table-cell office:value-type="float" office:value="25746">
            <text:p>25746</text:p>
          </table:table-cell>
          <table:table-cell office:value-type="float" office:value="60">
            <text:p>60</text:p>
          </table:table-cell>
          <table:table-cell office:value-type="float" office:value="-329.875">
            <text:p>-329.875</text:p>
          </table:table-cell>
          <table:table-cell office:value-type="float" office:value="-265.125">
            <text:p>-265.125</text:p>
          </table:table-cell>
          <table:table-cell office:value-type="float" office:value="0.00622406639004149">
            <text:p>0.0062240664</text:p>
          </table:table-cell>
          <table:table-cell office:value-type="float" office:value="-0.0210648148148148">
            <text:p>-0.0210648148</text:p>
          </table:table-cell>
          <table:table-cell office:value-type="float" office:value="-0.0102977161500816">
            <text:p>-0.0102977162</text:p>
          </table:table-cell>
          <table:table-cell office:value-type="float" office:value="1.0218601608099">
            <text:p>1.0218601608</text:p>
          </table:table-cell>
          <table:table-cell office:value-type="float" office:value="0.927142851937586">
            <text:p>0.9271428519</text:p>
          </table:table-cell>
          <table:table-cell office:value-type="float" office:value="0.964165837672214">
            <text:p>0.9641658377</text:p>
          </table:table-cell>
          <table:table-cell office:value-type="float" office:value="0">
            <text:p>0</text:p>
          </table:table-cell>
          <table:table-cell office:value-type="float" office:value="-32.5576452410484">
            <text:p>-32.557645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0140">
            <text:p>10140</text:p>
          </table:table-cell>
          <table:table-cell office:value-type="float" office:value="15691">
            <text:p>15691</text:p>
          </table:table-cell>
          <table:table-cell office:value-type="float" office:value="26817">
            <text:p>26817</text:p>
          </table:table-cell>
          <table:table-cell office:value-type="float" office:value="-123.625">
            <text:p>-123.625</text:p>
          </table:table-cell>
          <table:table-cell office:value-type="float" office:value="-130">
            <text:p>-130</text:p>
          </table:table-cell>
          <table:table-cell office:value-type="float" office:value="-320.25">
            <text:p>-320.25</text:p>
          </table:table-cell>
          <table:table-cell office:value-type="float" office:value="-0.0121918145956608">
            <text:p>-0.0121918146</text:p>
          </table:table-cell>
          <table:table-cell office:value-type="float" office:value="-0.00828500414250207">
            <text:p>-0.0082850041</text:p>
          </table:table-cell>
          <table:table-cell office:value-type="float" office:value="-0.0119420516836335">
            <text:p>-0.0119420517</text:p>
          </table:table-cell>
          <table:table-cell office:value-type="float" office:value="0.957619983987732">
            <text:p>0.957619984</text:p>
          </table:table-cell>
          <table:table-cell office:value-type="float" office:value="0.97113702243678">
            <text:p>0.9711370224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9220">
            <text:p>9220</text:p>
          </table:table-cell>
          <table:table-cell office:value-type="float" office:value="15213">
            <text:p>15213</text:p>
          </table:table-cell>
          <table:table-cell office:value-type="float" office:value="25893">
            <text:p>25893</text:p>
          </table:table-cell>
          <table:table-cell office:value-type="float" office:value="-218.375">
            <text:p>-218.375</text:p>
          </table:table-cell>
          <table:table-cell office:value-type="float" office:value="-360.25">
            <text:p>-360.25</text:p>
          </table:table-cell>
          <table:table-cell office:value-type="float" office:value="-446.25">
            <text:p>-446.25</text:p>
          </table:table-cell>
          <table:table-cell office:value-type="float" office:value="-0.0236849240780911">
            <text:p>-0.0236849241</text:p>
          </table:table-cell>
          <table:table-cell office:value-type="float" office:value="-0.0236804049168474">
            <text:p>-0.0236804049</text:p>
          </table:table-cell>
          <table:table-cell office:value-type="float" office:value="-0.0172343876723439">
            <text:p>-0.0172343877</text:p>
          </table:table-cell>
          <table:table-cell office:value-type="float" office:value="0.918202277958708">
            <text:p>0.918202278</text:p>
          </table:table-cell>
          <table:table-cell office:value-type="float" office:value="0.918217675482005">
            <text:p>0.9182176755</text:p>
          </table:table-cell>
          <table:table-cell office:value-type="float" office:value="0.94026181041894">
            <text:p>0.9402618104</text:p>
          </table:table-cell>
          <table:table-cell office:value-type="float" office:value="-28.9173744579797">
            <text:p>-28.917374458</text:p>
          </table:table-cell>
          <table:table-cell office:value-type="float" office:value="-28.9229597124769">
            <text:p>-28.9229597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8560">
            <text:p>8560</text:p>
          </table:table-cell>
          <table:table-cell office:value-type="float" office:value="14781">
            <text:p>14781</text:p>
          </table:table-cell>
          <table:table-cell office:value-type="float" office:value="25578">
            <text:p>25578</text:p>
          </table:table-cell>
          <table:table-cell office:value-type="float" office:value="-80">
            <text:p>-80</text:p>
          </table:table-cell>
          <table:table-cell office:value-type="float" office:value="52">
            <text:p>52</text:p>
          </table:table-cell>
          <table:table-cell office:value-type="float" office:value="-186.375">
            <text:p>-186.375</text:p>
          </table:table-cell>
          <table:table-cell office:value-type="float" office:value="-0.00934579439252336">
            <text:p>-0.0093457944</text:p>
          </table:table-cell>
          <table:table-cell office:value-type="float" office:value="0.00351802990325418">
            <text:p>0.0035180299</text:p>
          </table:table-cell>
          <table:table-cell office:value-type="float" office:value="-0.00728653530377668">
            <text:p>-0.0072865353</text:p>
          </table:table-cell>
          <table:table-cell office:value-type="float" office:value="0.96746091361691">
            <text:p>0.9674609136</text:p>
          </table:table-cell>
          <table:table-cell office:value-type="float" office:value="1.01233736266881">
            <text:p>1.0123373627</text:p>
          </table:table-cell>
          <table:table-cell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9640">
            <text:p>9640</text:p>
          </table:table-cell>
          <table:table-cell office:value-type="float" office:value="15249">
            <text:p>15249</text:p>
          </table:table-cell>
          <table:table-cell office:value-type="float" office:value="25347">
            <text:p>25347</text:p>
          </table:table-cell>
          <table:table-cell office:value-type="float" office:value="60">
            <text:p>60</text:p>
          </table:table-cell>
          <table:table-cell office:value-type="float" office:value="-56.5">
            <text:p>-56.5</text:p>
          </table:table-cell>
          <table:table-cell office:value-type="float" office:value="-210">
            <text:p>-210</text:p>
          </table:table-cell>
          <table:table-cell office:value-type="float" office:value="0.00622406639004149">
            <text:p>0.0062240664</text:p>
          </table:table-cell>
          <table:table-cell office:value-type="float" office:value="-0.00370516099416355">
            <text:p>-0.003705161</text:p>
          </table:table-cell>
          <table:table-cell office:value-type="float" office:value="-0.00828500414250207">
            <text:p>-0.0082850041</text:p>
          </table:table-cell>
          <table:table-cell office:value-type="float" office:value="1.0218601608099">
            <text:p>1.0218601608</text:p>
          </table:table-cell>
          <table:table-cell office:value-type="float" office:value="0.987058843827693">
            <text:p>0.9870588438</text:p>
          </table:table-cell>
          <table:table-cell office:value-type="float" office:value="0.97113702243678">
            <text:p>0.9711370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9691">
            <text:p>9691</text:p>
          </table:table-cell>
          <table:table-cell office:value-type="float" office:value="14703">
            <text:p>14703</text:p>
          </table:table-cell>
          <table:table-cell office:value-type="float" office:value="24927">
            <text:p>24927</text:p>
          </table:table-cell>
          <table:table-cell office:value-type="float" office:value="-51.375">
            <text:p>-51.375</text:p>
          </table:table-cell>
          <table:table-cell office:value-type="float" office:value="79">
            <text:p>79</text:p>
          </table:table-cell>
          <table:table-cell office:value-type="float" office:value="-493.5">
            <text:p>-493.5</text:p>
          </table:table-cell>
          <table:table-cell office:value-type="float" office:value="-0.00530131049427304">
            <text:p>-0.0053013105</text:p>
          </table:table-cell>
          <table:table-cell office:value-type="float" office:value="0.00537305311841121">
            <text:p>0.0053730531</text:p>
          </table:table-cell>
          <table:table-cell office:value-type="float" office:value="-0.0197978096040438">
            <text:p>-0.0197978096</text:p>
          </table:table-cell>
          <table:table-cell office:value-type="float" office:value="0.98150049690024">
            <text:p>0.9815004969</text:p>
          </table:table-cell>
          <table:table-cell office:value-type="float" office:value="1.01886227052607">
            <text:p>1.0188622705</text:p>
          </table:table-cell>
          <table:table-cell office:value-type="float" office:value="0.931475894785478">
            <text:p>0.93147589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8673">
            <text:p>8673</text:p>
          </table:table-cell>
          <table:table-cell office:value-type="float" office:value="13020">
            <text:p>13020</text:p>
          </table:table-cell>
          <table:table-cell office:value-type="float" office:value="22785">
            <text:p>22785</text:p>
          </table:table-cell>
          <table:table-cell office:value-type="float" office:value="64.625">
            <text:p>64.625</text:p>
          </table:table-cell>
          <table:table-cell office:value-type="float" office:value="-144">
            <text:p>-144</text:p>
          </table:table-cell>
          <table:table-cell office:value-type="float" office:value="-252">
            <text:p>-252</text:p>
          </table:table-cell>
          <table:table-cell office:value-type="float" office:value="0.00745128559898536">
            <text:p>0.0074512856</text:p>
          </table:table-cell>
          <table:table-cell table:number-columns-repeated="2" office:value-type="float" office:value="-0.0110599078341014">
            <text:p>-0.0110599078</text:p>
          </table:table-cell>
          <table:table-cell office:value-type="float" office:value="1.02618832204432">
            <text:p>1.026188322</text:p>
          </table:table-cell>
          <table:table-cell table:number-columns-repeated="2" office:value-type="float" office:value="0.961530072840791">
            <text:p>0.9615300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148">
            <text:p>10148</text:p>
          </table:table-cell>
          <table:table-cell office:value-type="float" office:value="14781">
            <text:p>14781</text:p>
          </table:table-cell>
          <table:table-cell office:value-type="float" office:value="23730">
            <text:p>23730</text:p>
          </table:table-cell>
          <table:table-cell office:value-type="float" office:value="-182.875">
            <text:p>-182.875</text:p>
          </table:table-cell>
          <table:table-cell office:value-type="float" office:value="59.125">
            <text:p>59.125</text:p>
          </table:table-cell>
          <table:table-cell office:value-type="float" office:value="-118.125">
            <text:p>-118.125</text:p>
          </table:table-cell>
          <table:table-cell office:value-type="float" office:value="-0.0180207922743398">
            <text:p>-0.0180207923</text:p>
          </table:table-cell>
          <table:table-cell office:value-type="float" office:value="0.00400006765442122">
            <text:p>0.0040000677</text:p>
          </table:table-cell>
          <table:table-cell office:value-type="float" office:value="-0.00497787610619469">
            <text:p>-0.0049778761</text:p>
          </table:table-cell>
          <table:table-cell office:value-type="float" office:value="0.937563734990033">
            <text:p>0.937563735</text:p>
          </table:table-cell>
          <table:table-cell office:value-type="float" office:value="1.0140315978513">
            <text:p>1.0140315979</text:p>
          </table:table-cell>
          <table:table-cell office:value-type="float" office:value="0.982626000959355">
            <text:p>0.9826260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9950">
            <text:p>9950</text:p>
          </table:table-cell>
          <table:table-cell office:value-type="float" office:value="15249">
            <text:p>15249</text:p>
          </table:table-cell>
          <table:table-cell office:value-type="float" office:value="24066">
            <text:p>24066</text:p>
          </table:table-cell>
          <table:table-cell office:value-type="float" office:value="-329.125">
            <text:p>-329.125</text:p>
          </table:table-cell>
          <table:table-cell office:value-type="float" office:value="-69.25">
            <text:p>-69.25</text:p>
          </table:table-cell>
          <table:table-cell office:value-type="float" office:value="-282.625">
            <text:p>-282.625</text:p>
          </table:table-cell>
          <table:table-cell office:value-type="float" office:value="-0.0330778894472362">
            <text:p>-0.0330778894</text:p>
          </table:table-cell>
          <table:table-cell office:value-type="float" office:value="-0.00454128139550134">
            <text:p>-0.0045412814</text:p>
          </table:table-cell>
          <table:table-cell office:value-type="float" office:value="-0.0117437463641652">
            <text:p>-0.0117437464</text:p>
          </table:table-cell>
          <table:table-cell office:value-type="float" office:value="0.886371914604429">
            <text:p>0.8863719146</text:p>
          </table:table-cell>
          <table:table-cell office:value-type="float" office:value="0.984145936659703">
            <text:p>0.9841459367</text:p>
          </table:table-cell>
          <table:table-cell office:value-type="float" office:value="0.959167202259607">
            <text:p>0.9591672023</text:p>
          </table:table-cell>
          <table:table-cell office:value-type="float" office:value="-20.6064836952004">
            <text:p>-20.606483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729">
            <text:p>9729</text:p>
          </table:table-cell>
          <table:table-cell office:value-type="float" office:value="14752">
            <text:p>14752</text:p>
          </table:table-cell>
          <table:table-cell office:value-type="float" office:value="23247">
            <text:p>23247</text:p>
          </table:table-cell>
          <table:table-cell office:value-type="float" office:value="-253.625">
            <text:p>-253.625</text:p>
          </table:table-cell>
          <table:table-cell office:value-type="float" office:value="-314.125">
            <text:p>-314.125</text:p>
          </table:table-cell>
          <table:table-cell office:value-type="float" office:value="-433.375">
            <text:p>-433.375</text:p>
          </table:table-cell>
          <table:table-cell office:value-type="float" office:value="-0.0260689690615685">
            <text:p>-0.0260689691</text:p>
          </table:table-cell>
          <table:table-cell office:value-type="float" office:value="-0.0212937228850325">
            <text:p>-0.0212937229</text:p>
          </table:table-cell>
          <table:table-cell office:value-type="float" office:value="-0.0186421903901579">
            <text:p>-0.0186421904</text:p>
          </table:table-cell>
          <table:table-cell office:value-type="float" office:value="0.910090606934459">
            <text:p>0.9100906069</text:p>
          </table:table-cell>
          <table:table-cell office:value-type="float" office:value="0.926360678265623">
            <text:p>0.9263606783</text:p>
          </table:table-cell>
          <table:table-cell office:value-type="float" office:value="0.935433494909031">
            <text:p>0.9354334949</text:p>
          </table:table-cell>
          <table:table-cell office:value-type="float" office:value="-26.2408761829151">
            <text:p>-26.2408761829</text:p>
          </table:table-cell>
          <table:table-cell office:value-type="float" office:value="-32.2038973121762">
            <text:p>-32.20389731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9737">
            <text:p>9737</text:p>
          </table:table-cell>
          <table:table-cell office:value-type="float" office:value="15051">
            <text:p>15051</text:p>
          </table:table-cell>
          <table:table-cell office:value-type="float" office:value="23877">
            <text:p>23877</text:p>
          </table:table-cell>
          <table:table-cell office:value-type="float" office:value="-278">
            <text:p>-278</text:p>
          </table:table-cell>
          <table:table-cell office:value-type="float" office:value="60">
            <text:p>60</text:p>
          </table:table-cell>
          <table:table-cell office:value-type="float" office:value="-695.875">
            <text:p>-695.875</text:p>
          </table:table-cell>
          <table:table-cell office:value-type="float" office:value="-0.0285508883639725">
            <text:p>-0.0285508884</text:p>
          </table:table-cell>
          <table:table-cell office:value-type="float" office:value="0.00398644608331672">
            <text:p>0.0039864461</text:p>
          </table:table-cell>
          <table:table-cell office:value-type="float" office:value="-0.0291441554634167">
            <text:p>-0.0291441555</text:p>
          </table:table-cell>
          <table:table-cell office:value-type="float" office:value="0.901669591049785">
            <text:p>0.901669591</text:p>
          </table:table-cell>
          <table:table-cell office:value-type="float" office:value="1.01398370912626">
            <text:p>1.0139837091</text:p>
          </table:table-cell>
          <table:table-cell office:value-type="float" office:value="0.899660244201486">
            <text:p>0.8996602442</text:p>
          </table:table-cell>
          <table:table-cell office:value-type="float" office:value="-23.9293579345322">
            <text:p>-23.9293579345</text:p>
          </table:table-cell>
          <table:table-cell office:value-type="float" office:value="0">
            <text:p>0</text:p>
          </table:table-cell>
          <table:table-cell office:value-type="float" office:value="-23.4351205061307">
            <text:p>-23.435120506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8917">
            <text:p>8917</text:p>
          </table:table-cell>
          <table:table-cell office:value-type="float" office:value="14578">
            <text:p>14578</text:p>
          </table:table-cell>
          <table:table-cell office:value-type="float" office:value="24633">
            <text:p>24633</text:p>
          </table:table-cell>
          <table:table-cell office:value-type="float" office:value="-528.428571428571">
            <text:p>-528.4285714286</text:p>
          </table:table-cell>
          <table:table-cell office:value-type="float" office:value="-605.428571428571">
            <text:p>-605.4285714286</text:p>
          </table:table-cell>
          <table:table-cell office:value-type="float" office:value="-930.285714285714">
            <text:p>-930.2857142857</text:p>
          </table:table-cell>
          <table:table-cell office:value-type="float" office:value="-0.0592608019993912">
            <text:p>-0.059260802</text:p>
          </table:table-cell>
          <table:table-cell office:value-type="float" office:value="-0.0415302902612547">
            <text:p>-0.0415302903</text:p>
          </table:table-cell>
          <table:table-cell office:value-type="float" office:value="-0.0377658309700692">
            <text:p>-0.037765831</text:p>
          </table:table-cell>
          <table:table-cell office:value-type="float" office:value="0.799470404603208">
            <text:p>0.7994704046</text:p>
          </table:table-cell>
          <table:table-cell office:value-type="float" office:value="0.858024523503609">
            <text:p>0.8580245235</text:p>
          </table:table-cell>
          <table:table-cell office:value-type="float" office:value="0.870615057262923">
            <text:p>0.8706150573</text:p>
          </table:table-cell>
          <table:table-cell office:value-type="float" office:value="-11.3464521378989">
            <text:p>-11.3464521379</text:p>
          </table:table-cell>
          <table:table-cell office:value-type="float" office:value="-16.3411361521685">
            <text:p>-16.3411361522</text:p>
          </table:table-cell>
          <table:table-cell office:value-type="float" office:value="-18.0050205619207">
            <text:p>-18.005020561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8647">
            <text:p>8647</text:p>
          </table:table-cell>
          <table:table-cell office:value-type="float" office:value="13982">
            <text:p>13982</text:p>
          </table:table-cell>
          <table:table-cell office:value-type="float" office:value="23086">
            <text:p>23086</text:p>
          </table:table-cell>
          <table:table-cell office:value-type="float" office:value="-583.5">
            <text:p>-583.5</text:p>
          </table:table-cell>
          <table:table-cell office:value-type="float" office:value="-361.4">
            <text:p>-361.4</text:p>
          </table:table-cell>
          <table:table-cell office:value-type="float" office:value="-1141.33333333333">
            <text:p>-1141.3333333333</text:p>
          </table:table-cell>
          <table:table-cell office:value-type="float" office:value="-0.0674800508846999">
            <text:p>-0.0674800509</text:p>
          </table:table-cell>
          <table:table-cell office:value-type="float" office:value="-0.0258475182377342">
            <text:p>-0.0258475182</text:p>
          </table:table-cell>
          <table:table-cell office:value-type="float" office:value="-0.0494383320338445">
            <text:p>-0.049438332</text:p>
          </table:table-cell>
          <table:table-cell office:value-type="float" office:value="0.772744794147658">
            <text:p>0.7727447941</text:p>
          </table:table-cell>
          <table:table-cell office:value-type="float" office:value="0.910843150798068">
            <text:p>0.9108431508</text:p>
          </table:table-cell>
          <table:table-cell office:value-type="float" office:value="0.83175636928315">
            <text:p>0.8317563693</text:p>
          </table:table-cell>
          <table:table-cell office:value-type="float" office:value="-9.92127408949769">
            <text:p>-9.9212740895</text:p>
          </table:table-cell>
          <table:table-cell office:value-type="float" office:value="-26.4686926375051">
            <text:p>-26.4686926375</text:p>
          </table:table-cell>
          <table:table-cell office:value-type="float" office:value="-13.6709381134321">
            <text:p>-13.670938113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7662">
            <text:p>7662</text:p>
          </table:table-cell>
          <table:table-cell office:value-type="float" office:value="12642">
            <text:p>12642</text:p>
          </table:table-cell>
          <table:table-cell office:value-type="float" office:value="21284">
            <text:p>21284</text:p>
          </table:table-cell>
          <table:table-cell office:value-type="float" office:value="-656">
            <text:p>-656</text:p>
          </table:table-cell>
          <table:table-cell office:value-type="float" office:value="-853">
            <text:p>-853</text:p>
          </table:table-cell>
          <table:table-cell office:value-type="float" office:value="0">
            <text:p>0</text:p>
          </table:table-cell>
          <table:table-cell office:value-type="float" office:value="-0.0856173322892195">
            <text:p>-0.0856173323</text:p>
          </table:table-cell>
          <table:table-cell office:value-type="float" office:value="-0.0674735010283183">
            <text:p>-0.067473501</text:p>
          </table:table-cell>
          <table:table-cell office:value-type="float" office:value="0">
            <text:p>0</text:p>
          </table:table-cell>
          <table:table-cell office:value-type="float" office:value="0.714706779060844">
            <text:p>0.7147067791</text:p>
          </table:table-cell>
          <table:table-cell office:value-type="float" office:value="0.772765986149282">
            <text:p>0.7727659861</text:p>
          </table:table-cell>
          <table:table-cell office:value-type="float" office:value="1">
            <text:p>1</text:p>
          </table:table-cell>
          <table:table-cell office:value-type="float" office:value="-7.74413156239215">
            <text:p>-7.7441315624</text:p>
          </table:table-cell>
          <table:table-cell office:value-type="float" office:value="-9.92227161778289">
            <text:p>-9.9222716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6449">
            <text:p>6449</text:p>
          </table:table-cell>
          <table:table-cell office:value-type="float" office:value="11907">
            <text:p>11907</text:p>
          </table:table-cell>
          <table:table-cell office:value-type="float" office:value="21273">
            <text:p>21273</text:p>
          </table:table-cell>
          <table:table-cell office:value-type="float" office:value="-822">
            <text:p>-82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27461621956893">
            <text:p>-0.127461622</text:p>
          </table:table-cell>
          <table:table-cell table:number-columns-repeated="2" office:value-type="float" office:value="0">
            <text:p>0</text:p>
          </table:table-cell>
          <table:table-cell office:value-type="float" office:value="0.585727394691764">
            <text:p>0.585727394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-5.08363840453285">
            <text:p>-5.0836384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873">
            <text:p>5873</text:p>
          </table:table-cell>
          <table:table-cell office:value-type="float" office:value="11159">
            <text:p>11159</text:p>
          </table:table-cell>
          <table:table-cell office:value-type="float" office:value="21262">
            <text:p>2126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5">
            <text:p>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5349">
            <text:p>5349</text:p>
          </table:table-cell>
          <table:table-cell office:value-type="float" office:value="10593">
            <text:p>10593</text:p>
          </table:table-cell>
          <table:table-cell office:value-type="float" office:value="21251">
            <text:p>2125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75.5">
            <text:p>175.5</text:p>
          </table:table-cell>
          <table:table-cell office:value-type="float" office:value="6992.5">
            <text:p>6992.5</text:p>
          </table:table-cell>
          <table:table-cell office:value-type="float" office:value="17165">
            <text:p>17165</text:p>
          </table:table-cell>
          <table:table-cell office:value-type="float" office:value="12.6825">
            <text:p>12.68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137">
            <text:p>1137</text:p>
          </table:table-cell>
          <table:table-cell office:value-type="float" office:value="4871">
            <text:p>4871</text:p>
          </table:table-cell>
          <table:table-cell office:value-type="float" office:value="10120">
            <text:p>10120</text:p>
          </table:table-cell>
          <table:table-cell office:value-type="float" office:value="21240">
            <text:p>21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72.333333333333">
            <text:p>172.3333333333</text:p>
          </table:table-cell>
          <table:table-cell office:value-type="float" office:value="6982.66666666667">
            <text:p>6982.6666666667</text:p>
          </table:table-cell>
          <table:table-cell office:value-type="float" office:value="14875.6666666667">
            <text:p>14875.6666666667</text:p>
          </table:table-cell>
          <table:table-cell office:value-type="float" office:value="12.7933333333333">
            <text:p>12.79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64">
            <text:p>564</text:p>
          </table:table-cell>
          <table:table-cell table:number-columns-repeated="2" office:value-type="float" office:value="1173">
            <text:p>1173</text:p>
          </table:table-cell>
          <table:table-cell office:value-type="float" office:value="4436">
            <text:p>4436</text:p>
          </table:table-cell>
          <table:table-cell office:value-type="float" office:value="9637">
            <text:p>9637</text:p>
          </table:table-cell>
          <table:table-cell office:value-type="float" office:value="21229">
            <text:p>21229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13" table:number-columns-repeated="2" table:default-cell-style-name="Default"/>
        <table:table-column table:style-name="co20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69">
            <text:p>0.69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2"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.7">
            <text:p>11.7</text:p>
          </table:table-cell>
          <table:table-cell office:value-type="float" office:value="19.8">
            <text:p>19.8</text:p>
          </table:table-cell>
          <table:table-cell office:value-type="float" office:value="22.1">
            <text:p>22.1</text:p>
          </table:table-cell>
          <table:table-cell office:value-type="float" office:value="11309">
            <text:p>11309</text:p>
          </table:table-cell>
          <table:table-cell office:value-type="float" office:value="11371">
            <text:p>11371</text:p>
          </table:table-cell>
          <table:table-cell office:value-type="float" office:value="12567">
            <text:p>125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8:56.31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892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583">
                <text:p>1458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12">
                <text:p>9212</text:p>
              </table:table-cell>
              <table:table-cell office:value-type="float" office:value="16326">
                <text:p>1632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8">
                <text:p>9148</text:p>
              </table:table-cell>
              <table:table-cell office:value-type="float" office:value="15942">
                <text:p>1594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833">
                <text:p>1483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262">
                <text:p>11262</text:p>
              </table:table-cell>
              <table:table-cell office:value-type="float" office:value="16292">
                <text:p>1629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928">
                <text:p>10928</text:p>
              </table:table-cell>
              <table:table-cell office:value-type="float" office:value="15954">
                <text:p>1595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1094">
                <text:p>11094</text:p>
              </table:table-cell>
              <table:table-cell office:value-type="float" office:value="15997">
                <text:p>1599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414">
                <text:p>8414</text:p>
              </table:table-cell>
              <table:table-cell office:value-type="float" office:value="11468">
                <text:p>11468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934">
                <text:p>8934</text:p>
              </table:table-cell>
              <table:table-cell office:value-type="float" office:value="11826">
                <text:p>11826</text:p>
              </table:table-cell>
              <table:table-cell office:value-type="float" office:value="18193">
                <text:p>1819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595">
                <text:p>8595</text:p>
              </table:table-cell>
              <table:table-cell office:value-type="float" office:value="11632">
                <text:p>11632</text:p>
              </table:table-cell>
              <table:table-cell office:value-type="float" office:value="17707">
                <text:p>1770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563">
                <text:p>8563</text:p>
              </table:table-cell>
              <table:table-cell office:value-type="float" office:value="11800">
                <text:p>11800</text:p>
              </table:table-cell>
              <table:table-cell office:value-type="float" office:value="18423">
                <text:p>184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094">
                <text:p>9094</text:p>
              </table:table-cell>
              <table:table-cell office:value-type="float" office:value="13092">
                <text:p>13092</text:p>
              </table:table-cell>
              <table:table-cell office:value-type="float" office:value="18416">
                <text:p>1841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934">
                <text:p>8934</text:p>
              </table:table-cell>
              <table:table-cell office:value-type="float" office:value="12909">
                <text:p>12909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35">
                <text:p>8635</text:p>
              </table:table-cell>
              <table:table-cell office:value-type="float" office:value="12804">
                <text:p>12804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76">
                <text:p>9176</text:p>
              </table:table-cell>
              <table:table-cell office:value-type="float" office:value="13376">
                <text:p>13376</text:p>
              </table:table-cell>
              <table:table-cell office:value-type="float" office:value="18626">
                <text:p>1862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178">
                <text:p>10178</text:p>
              </table:table-cell>
              <table:table-cell office:value-type="float" office:value="13350">
                <text:p>13350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170">
                <text:p>10170</text:p>
              </table:table-cell>
              <table:table-cell office:value-type="float" office:value="13109">
                <text:p>1310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150">
                <text:p>1315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76">
                <text:p>10476</text:p>
              </table:table-cell>
              <table:table-cell office:value-type="float" office:value="13634">
                <text:p>13634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212">
                <text:p>14212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52">
                <text:p>9852</text:p>
              </table:table-cell>
              <table:table-cell office:value-type="float" office:value="14056">
                <text:p>14056</text:p>
              </table:table-cell>
              <table:table-cell office:value-type="float" office:value="21698">
                <text:p>2169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92">
                <text:p>14792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427">
                <text:p>15427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5980">
                <text:p>15980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874">
                <text:p>16874</text:p>
              </table:table-cell>
              <table:table-cell office:value-type="float" office:value="29377">
                <text:p>2937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12">
                <text:p>17812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460">
                <text:p>18460</text:p>
              </table:table-cell>
              <table:table-cell office:value-type="float" office:value="31010">
                <text:p>3101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120">
                <text:p>19120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231">
                <text:p>20231</text:p>
              </table:table-cell>
              <table:table-cell office:value-type="float" office:value="34233">
                <text:p>3423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57">
                <text:p>21357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356">
                <text:p>22356</text:p>
              </table:table-cell>
              <table:table-cell office:value-type="float" office:value="32866">
                <text:p>328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506">
                <text:p>22506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20">
                <text:p>2202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90">
                <text:p>21390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2074">
                <text:p>22074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440">
                <text:p>22440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459">
                <text:p>2345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874">
                <text:p>23874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225">
                <text:p>22225</text:p>
              </table:table-cell>
              <table:table-cell office:value-type="float" office:value="31421">
                <text:p>314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816">
                <text:p>21816</text:p>
              </table:table-cell>
              <table:table-cell office:value-type="float" office:value="30864">
                <text:p>3086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960">
                <text:p>21960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946">
                <text:p>21946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993">
                <text:p>21993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94">
                <text:p>21894</text:p>
              </table:table-cell>
              <table:table-cell office:value-type="float" office:value="35069">
                <text:p>350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941">
                <text:p>22941</text:p>
              </table:table-cell>
              <table:table-cell office:value-type="float" office:value="36905">
                <text:p>36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319">
                <text:p>23319</text:p>
              </table:table-cell>
              <table:table-cell office:value-type="float" office:value="37936">
                <text:p>3793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541">
                <text:p>22541</text:p>
              </table:table-cell>
              <table:table-cell office:value-type="float" office:value="36760">
                <text:p>3676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6000">
                <text:p>16000</text:p>
              </table:table-cell>
              <table:table-cell office:value-type="float" office:value="22989">
                <text:p>22989</text:p>
              </table:table-cell>
              <table:table-cell office:value-type="float" office:value="34269">
                <text:p>3426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195">
                <text:p>15195</text:p>
              </table:table-cell>
              <table:table-cell office:value-type="float" office:value="20865">
                <text:p>20865</text:p>
              </table:table-cell>
              <table:table-cell office:value-type="float" office:value="35474">
                <text:p>3547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2581">
                <text:p>12581</text:p>
              </table:table-cell>
              <table:table-cell office:value-type="float" office:value="21252">
                <text:p>21252</text:p>
              </table:table-cell>
              <table:table-cell office:value-type="float" office:value="36820">
                <text:p>3682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376">
                <text:p>13376</text:p>
              </table:table-cell>
              <table:table-cell office:value-type="float" office:value="21500">
                <text:p>21500</text:p>
              </table:table-cell>
              <table:table-cell office:value-type="float" office:value="35178">
                <text:p>351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3706">
                <text:p>13706</text:p>
              </table:table-cell>
              <table:table-cell office:value-type="float" office:value="22422">
                <text:p>22422</text:p>
              </table:table-cell>
              <table:table-cell office:value-type="float" office:value="33260">
                <text:p>3326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584">
                <text:p>12584</text:p>
              </table:table-cell>
              <table:table-cell office:value-type="float" office:value="19826">
                <text:p>19826</text:p>
              </table:table-cell>
              <table:table-cell office:value-type="float" office:value="34655">
                <text:p>346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034">
                <text:p>12034</text:p>
              </table:table-cell>
              <table:table-cell office:value-type="float" office:value="20239">
                <text:p>20239</text:p>
              </table:table-cell>
              <table:table-cell office:value-type="float" office:value="35800">
                <text:p>3580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46">
                <text:p>12446</text:p>
              </table:table-cell>
              <table:table-cell office:value-type="float" office:value="19960">
                <text:p>19960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380">
                <text:p>11380</text:p>
              </table:table-cell>
              <table:table-cell office:value-type="float" office:value="18675">
                <text:p>18675</text:p>
              </table:table-cell>
              <table:table-cell office:value-type="float" office:value="30188">
                <text:p>301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300">
                <text:p>10300</text:p>
              </table:table-cell>
              <table:table-cell office:value-type="float" office:value="17540">
                <text:p>17540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800">
                <text:p>10800</text:p>
              </table:table-cell>
              <table:table-cell office:value-type="float" office:value="17444">
                <text:p>17444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40">
                <text:p>11840</text:p>
              </table:table-cell>
              <table:table-cell office:value-type="float" office:value="17780">
                <text:p>17780</text:p>
              </table:table-cell>
              <table:table-cell office:value-type="float" office:value="28014">
                <text:p>2801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20">
                <text:p>11020</text:p>
              </table:table-cell>
              <table:table-cell office:value-type="float" office:value="16501">
                <text:p>16501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00">
                <text:p>10300</text:p>
              </table:table-cell>
              <table:table-cell office:value-type="float" office:value="15834">
                <text:p>15834</text:p>
              </table:table-cell>
              <table:table-cell office:value-type="float" office:value="27468">
                <text:p>2746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80">
                <text:p>10680</text:p>
              </table:table-cell>
              <table:table-cell office:value-type="float" office:value="15938">
                <text:p>15938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420">
                <text:p>10420</text:p>
              </table:table-cell>
              <table:table-cell office:value-type="float" office:value="16576">
                <text:p>16576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4935">
                <text:p>14935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640">
                <text:p>9640</text:p>
              </table:table-cell>
              <table:table-cell office:value-type="float" office:value="15660">
                <text:p>15660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140">
                <text:p>10140</text:p>
              </table:table-cell>
              <table:table-cell office:value-type="float" office:value="15691">
                <text:p>15691</text:p>
              </table:table-cell>
              <table:table-cell office:value-type="float" office:value="26817">
                <text:p>2681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9220">
                <text:p>9220</text:p>
              </table:table-cell>
              <table:table-cell office:value-type="float" office:value="15213">
                <text:p>15213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8560">
                <text:p>8560</text:p>
              </table:table-cell>
              <table:table-cell office:value-type="float" office:value="14781">
                <text:p>14781</text:p>
              </table:table-cell>
              <table:table-cell office:value-type="float" office:value="25578">
                <text:p>2557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640">
                <text:p>9640</text:p>
              </table:table-cell>
              <table:table-cell office:value-type="float" office:value="15249">
                <text:p>15249</text:p>
              </table:table-cell>
              <table:table-cell office:value-type="float" office:value="25347">
                <text:p>2534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9691">
                <text:p>9691</text:p>
              </table:table-cell>
              <table:table-cell office:value-type="float" office:value="14703">
                <text:p>14703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8673">
                <text:p>8673</text:p>
              </table:table-cell>
              <table:table-cell office:value-type="float" office:value="13020">
                <text:p>13020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148">
                <text:p>10148</text:p>
              </table:table-cell>
              <table:table-cell office:value-type="float" office:value="14781">
                <text:p>14781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50">
                <text:p>9950</text:p>
              </table:table-cell>
              <table:table-cell office:value-type="float" office:value="15249">
                <text:p>15249</text:p>
              </table:table-cell>
              <table:table-cell office:value-type="float" office:value="24066">
                <text:p>2406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729">
                <text:p>9729</text:p>
              </table:table-cell>
              <table:table-cell office:value-type="float" office:value="14752">
                <text:p>14752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737">
                <text:p>9737</text:p>
              </table:table-cell>
              <table:table-cell office:value-type="float" office:value="15051">
                <text:p>15051</text:p>
              </table:table-cell>
              <table:table-cell office:value-type="float" office:value="23877">
                <text:p>238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917">
                <text:p>8917</text:p>
              </table:table-cell>
              <table:table-cell office:value-type="float" office:value="14578">
                <text:p>14578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8647">
                <text:p>8647</text:p>
              </table:table-cell>
              <table:table-cell office:value-type="float" office:value="13982">
                <text:p>13982</text:p>
              </table:table-cell>
              <table:table-cell office:value-type="float" office:value="23086">
                <text:p>2308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662">
                <text:p>7662</text:p>
              </table:table-cell>
              <table:table-cell office:value-type="float" office:value="12642">
                <text:p>12642</text:p>
              </table:table-cell>
              <table:table-cell office:value-type="float" office:value="21284">
                <text:p>2128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449">
                <text:p>6449</text:p>
              </table:table-cell>
              <table:table-cell office:value-type="float" office:value="11907">
                <text:p>11907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5873">
                <text:p>5873</text:p>
              </table:table-cell>
              <table:table-cell office:value-type="float" office:value="11159">
                <text:p>11159</text:p>
              </table:table-cell>
              <table:table-cell office:value-type="float" office:value="21262">
                <text:p>2126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349">
                <text:p>5349</text:p>
              </table:table-cell>
              <table:table-cell office:value-type="float" office:value="10593">
                <text:p>10593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871">
                <text:p>4871</text:p>
              </table:table-cell>
              <table:table-cell office:value-type="float" office:value="10120">
                <text:p>10120</text:p>
              </table:table-cell>
              <table:table-cell office:value-type="float" office:value="21240">
                <text:p>2124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4436">
                <text:p>4436</text:p>
              </table:table-cell>
              <table:table-cell office:value-type="float" office:value="9637">
                <text:p>9637</text:p>
              </table:table-cell>
              <table:table-cell office:value-type="float" office:value="21229">
                <text:p>21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992.5">
                <text:p>6992.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982.66666666667">
                <text:p>698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4cm" svg:y="1.404cm" svg:width="30.89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825">
                <text:p>12.682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7933333333333">
                <text:p>12.7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2cm" svg:y="1.352cm" svg:width="31.35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285530950868">
                <text:p>1.2328553095086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0912695722104">
                <text:p>1.109126957221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129267077643">
                <text:p>1.2212926707764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836248339978">
                <text:p>1.2783624833997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089162786751">
                <text:p>1.0508916278675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971346021602">
                <text:p>1.0597134602160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376375577155">
                <text:p>1.0837637557715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663471941323">
                <text:p>1.1166347194132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76808864793">
                <text:p>1.0847680886479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975445678325">
                <text:p>1.1097544567832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966628294834">
                <text:p>1.0696662829483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258230574748">
                <text:p>1.0425823057474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130820470905">
                <text:p>1.0613082047090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13287149406">
                <text:p>1.061328714940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857792261078">
                <text:p>1.038577922610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1589286756384">
                <text:p>1.0158928675638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561777998815">
                <text:p>1.0656177799881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460756979201">
                <text:p>1.0646075697920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602750074284">
                <text:p>1.0560275007428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967587816066">
                <text:p>1.0796758781606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856797559302">
                <text:p>1.1285679755930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090343671329">
                <text:p>1.1709034367132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7978435736316">
                <text:p>1.1797843573631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089166009815">
                <text:p>1.200891660098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847891103">
                <text:p>1.1784789110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7407356798696">
                <text:p>1.1740735679869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267860174461">
                <text:p>1.1526786017446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8844206350931">
                <text:p>1.1884420635093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376316349793">
                <text:p>1.1537631634979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808891783861">
                <text:p>1.0980889178386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228603625267">
                <text:p>0.98622860362526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7824673883498">
                <text:p>0.98782467388349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9423056158246">
                <text:p>0.98942305615824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409196156624">
                <text:p>1.0940919615662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753754565552">
                <text:p>1.047537545655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856343972708">
                <text:p>1.0185634397270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338205493211">
                <text:p>0.9733820549321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1943626691937">
                <text:p>0.98194362669193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3989743535709">
                <text:p>1.0398974353570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029689999718">
                <text:p>1.0602968999971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859609801675">
                <text:p>1.02859609801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6321972350958">
                <text:p>0.9863219723509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244199780995">
                <text:p>1.0024419978099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934636483365">
                <text:p>1.0193463648336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61723764094">
                <text:p>1.066172376409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60473765493647">
                <text:p>0.86047376549364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91591697428">
                <text:p>1.03915916974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12932715028355">
                <text:p>0.91293271502835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014938617631">
                <text:p>1.0601493861763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82980183993835">
                <text:p>0.88298018399383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61534210621665">
                <text:p>0.96153421062166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844994009204">
                <text:p>1.018449940092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91523618379">
                <text:p>0.9069152361837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7190019515814">
                <text:p>0.9971900195158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166960288846">
                <text:p>0.974166960288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20309126562495">
                <text:p>0.92030912656249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94446116560972">
                <text:p>0.89444611656097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4165837672214">
                <text:p>0.96416583767221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24807970647484">
                <text:p>0.92480797064748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36935915260628">
                <text:p>0.9369359152606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27142851937586">
                <text:p>0.92714285193758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113702243678">
                <text:p>0.9711370224367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18217675482005">
                <text:p>0.9182176754820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01233736266881">
                <text:p>1.0123373626688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87058843827693">
                <text:p>0.98705884382769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1886227052607">
                <text:p>1.0188622705260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61530072840791">
                <text:p>0.96153007284079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140315978513">
                <text:p>1.014031597851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84145936659703">
                <text:p>0.98414593665970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6360678265623">
                <text:p>0.92636067826562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398370912626">
                <text:p>1.0139837091262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58024523503609">
                <text:p>0.85802452350360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10843150798068">
                <text:p>0.91084315079806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772765986149282">
                <text:p>0.77276598614928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7165">
                <text:p>1716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4875.6666666667">
                <text:p>1487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